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81.14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15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61"/>
  </office:automatic-styles>
  <office:body>
    <office:spreadsheet>
      <table:table table:name="Frascos33 - bignum_32_01.d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0072150350525" calcext:value-type="float">
            <text:p>0,340072150350525</text:p>
          </table:table-cell>
          <table:table-cell office:value-type="float" office:value="94.0976788808388" calcext:value-type="float">
            <text:p>94,09767888083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8354199683804" calcext:value-type="float">
            <text:p>0,298354199683804</text:p>
          </table:table-cell>
          <table:table-cell office:value-type="float" office:value="107.255068083216" calcext:value-type="float">
            <text:p>107,25506808321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9202860135518" calcext:value-type="float">
            <text:p>0,399202860135518</text:p>
          </table:table-cell>
          <table:table-cell office:value-type="float" office:value="80.1597463233027" calcext:value-type="float">
            <text:p>80,15974632330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984267367162" calcext:value-type="float">
            <text:p>0,385984267367162</text:p>
          </table:table-cell>
          <table:table-cell office:value-type="float" office:value="82.9049334530531" calcext:value-type="float">
            <text:p>82,90493345305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513815236309" calcext:value-type="float">
            <text:p>0,385513815236309</text:p>
          </table:table-cell>
          <table:table-cell office:value-type="float" office:value="83.0061044125874" calcext:value-type="float">
            <text:p>83,00610441258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9454583556603" calcext:value-type="float">
            <text:p>0,359454583556603</text:p>
          </table:table-cell>
          <table:table-cell office:value-type="float" office:value="89.0237639575431" calcext:value-type="float">
            <text:p>89,02376395754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5219161318328" calcext:value-type="float">
            <text:p>0,365219161318328</text:p>
          </table:table-cell>
          <table:table-cell office:value-type="float" office:value="87.6186229782959" calcext:value-type="float">
            <text:p>87,61862297829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2068314863" calcext:value-type="float">
            <text:p>0,292068314863</text:p>
          </table:table-cell>
          <table:table-cell office:value-type="float" office:value="109.563408187602" calcext:value-type="float">
            <text:p>109,5634081876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2572159571919" calcext:value-type="float">
            <text:p>0,422572159571919</text:p>
          </table:table-cell>
          <table:table-cell office:value-type="float" office:value="75.7267114625279" calcext:value-type="float">
            <text:p>75,72671146252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6020186946762" calcext:value-type="float">
            <text:p>0,296020186946762</text:p>
          </table:table-cell>
          <table:table-cell office:value-type="float" office:value="108.100735730415" calcext:value-type="float">
            <text:p>108,100735730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7091414957297" calcext:value-type="float">
            <text:p>0,387091414957297</text:p>
          </table:table-cell>
          <table:table-cell office:value-type="float" office:value="82.667811177187" calcext:value-type="float">
            <text:p>82,6678111771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7455686334428" calcext:value-type="float">
            <text:p>0,347455686334428</text:p>
          </table:table-cell>
          <table:table-cell office:value-type="float" office:value="92.0980754052181" calcext:value-type="float">
            <text:p>92,09807540521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986442176006" calcext:value-type="float">
            <text:p>0,317986442176006</text:p>
          </table:table-cell>
          <table:table-cell office:value-type="float" office:value="100.633221281453" calcext:value-type="float">
            <text:p>100,633221281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4002366186772" calcext:value-type="float">
            <text:p>0,374002366186772</text:p>
          </table:table-cell>
          <table:table-cell office:value-type="float" office:value="85.5609560074804" calcext:value-type="float">
            <text:p>85,56095600748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971578035737" calcext:value-type="float">
            <text:p>0,317971578035737</text:p>
          </table:table-cell>
          <table:table-cell office:value-type="float" office:value="100.637925558251" calcext:value-type="float">
            <text:p>100,6379255582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5130130373327" calcext:value-type="float">
            <text:p>0,315130130373327</text:p>
          </table:table-cell>
          <table:table-cell office:value-type="float" office:value="101.54535195378" calcext:value-type="float">
            <text:p>101,545351953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6915676452874" calcext:value-type="float">
            <text:p>0,376915676452874</text:p>
          </table:table-cell>
          <table:table-cell office:value-type="float" office:value="84.899626094488" calcext:value-type="float">
            <text:p>84,8996260944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0147407078112" calcext:value-type="float">
            <text:p>0,420147407078112</text:p>
          </table:table-cell>
          <table:table-cell office:value-type="float" office:value="76.1637450592446" calcext:value-type="float">
            <text:p>76,16374505924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3539158881775" calcext:value-type="float">
            <text:p>0,333539158881775</text:p>
          </table:table-cell>
          <table:table-cell office:value-type="float" office:value="95.9407588220925" calcext:value-type="float">
            <text:p>95,94075882209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705370778163" calcext:value-type="float">
            <text:p>0,36705370778163</text:p>
          </table:table-cell>
          <table:table-cell office:value-type="float" office:value="87.1807022285623" calcext:value-type="float">
            <text:p>87,18070222856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47835671647607" calcext:value-type="float">
            <text:p>0,247835671647607</text:p>
          </table:table-cell>
          <table:table-cell office:value-type="float" office:value="129.117813377165" calcext:value-type="float">
            <text:p>129,1178133771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0889027765815" calcext:value-type="float">
            <text:p>0,370889027765815</text:p>
          </table:table-cell>
          <table:table-cell office:value-type="float" office:value="86.2791768005747" calcext:value-type="float">
            <text:p>86,27917680057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1355039140222" calcext:value-type="float">
            <text:p>0,331355039140222</text:p>
          </table:table-cell>
          <table:table-cell office:value-type="float" office:value="96.5731503073908" calcext:value-type="float">
            <text:p>96,573150307390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5267823920984" calcext:value-type="float">
            <text:p>0,305267823920984</text:p>
          </table:table-cell>
          <table:table-cell office:value-type="float" office:value="104.825983914646" calcext:value-type="float">
            <text:p>104,8259839146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1274503139367" calcext:value-type="float">
            <text:p>0,411274503139367</text:p>
          </table:table-cell>
          <table:table-cell office:value-type="float" office:value="77.8069142524895" calcext:value-type="float">
            <text:p>77,80691425248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4793913862547" calcext:value-type="float">
            <text:p>0,404793913862547</text:p>
          </table:table-cell>
          <table:table-cell office:value-type="float" office:value="79.0525719486633" calcext:value-type="float">
            <text:p>79,05257194866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70726228972345" calcext:value-type="float">
            <text:p>0,270726228972345</text:p>
          </table:table-cell>
          <table:table-cell office:value-type="float" office:value="118.200590025833" calcext:value-type="float">
            <text:p>118,2005900258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6679946350813" calcext:value-type="float">
            <text:p>0,376679946350813</text:p>
          </table:table-cell>
          <table:table-cell office:value-type="float" office:value="84.9527571350917" calcext:value-type="float">
            <text:p>84,95275713509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2167978005043" calcext:value-type="float">
            <text:p>0,442167978005043</text:p>
          </table:table-cell>
          <table:table-cell office:value-type="float" office:value="72.3706862364309" calcext:value-type="float">
            <text:p>72,37068623643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0196924309309" calcext:value-type="float">
            <text:p>0,300196924309309</text:p>
          </table:table-cell>
          <table:table-cell office:value-type="float" office:value="106.596695064832" calcext:value-type="float">
            <text:p>106,5966950648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9561125791475" calcext:value-type="float">
            <text:p>0,369561125791475</text:p>
          </table:table-cell>
          <table:table-cell office:value-type="float" office:value="86.5891939566611" calcext:value-type="float">
            <text:p>86,58919395666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9969145422895" calcext:value-type="float">
            <text:p>0,369969145422895</text:p>
          </table:table-cell>
          <table:table-cell office:value-type="float" office:value="86.4936992608459" calcext:value-type="float">
            <text:p>86,49369926084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2950785094813" calcext:value-type="float">
            <text:p>0,302950785094813</text:p>
          </table:table-cell>
          <table:table-cell office:value-type="float" office:value="105.627717683534" calcext:value-type="float">
            <text:p>105,6277176835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0862084507333" calcext:value-type="float">
            <text:p>0,350862084507333</text:p>
          </table:table-cell>
          <table:table-cell office:value-type="float" office:value="91.2039271639543" calcext:value-type="float">
            <text:p>91,20392716395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2170018578101" calcext:value-type="float">
            <text:p>0,322170018578101</text:p>
          </table:table-cell>
          <table:table-cell office:value-type="float" office:value="99.32643683367" calcext:value-type="float">
            <text:p>99,326436833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8208014540477" calcext:value-type="float">
            <text:p>0,318208014540477</text:p>
          </table:table-cell>
          <table:table-cell office:value-type="float" office:value="100.563149065278" calcext:value-type="float">
            <text:p>100,563149065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33707638772769" calcext:value-type="float">
            <text:p>0,233707638772769</text:p>
          </table:table-cell>
          <table:table-cell office:value-type="float" office:value="136.923209562325" calcext:value-type="float">
            <text:p>136,9232095623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6181334985166" calcext:value-type="float">
            <text:p>0,366181334985166</text:p>
          </table:table-cell>
          <table:table-cell office:value-type="float" office:value="87.3883973395212" calcext:value-type="float">
            <text:p>87,38839733952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6098949121214" calcext:value-type="float">
            <text:p>0,346098949121214</text:p>
          </table:table-cell>
          <table:table-cell office:value-type="float" office:value="92.4591076663242" calcext:value-type="float">
            <text:p>92,45910766632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303232636646" calcext:value-type="float">
            <text:p>0,37303232636646</text:p>
          </table:table-cell>
          <table:table-cell office:value-type="float" office:value="85.7834502218551" calcext:value-type="float">
            <text:p>85,78345022185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6600497176539" calcext:value-type="float">
            <text:p>0,406600497176539</text:p>
          </table:table-cell>
          <table:table-cell office:value-type="float" office:value="78.7013302300665" calcext:value-type="float">
            <text:p>78,70133023006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1062439793091" calcext:value-type="float">
            <text:p>0,291062439793091</text:p>
          </table:table-cell>
          <table:table-cell office:value-type="float" office:value="109.942045503185" calcext:value-type="float">
            <text:p>109,9420455031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5659174381527" calcext:value-type="float">
            <text:p>0,445659174381527</text:p>
          </table:table-cell>
          <table:table-cell office:value-type="float" office:value="71.8037501290278" calcext:value-type="float">
            <text:p>71,8037501290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3953590075119" calcext:value-type="float">
            <text:p>0,363953590075119</text:p>
          </table:table-cell>
          <table:table-cell office:value-type="float" office:value="87.9232981144527" calcext:value-type="float">
            <text:p>87,92329811445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796247453486" calcext:value-type="float">
            <text:p>0,33796247453486</text:p>
          </table:table-cell>
          <table:table-cell office:value-type="float" office:value="94.6850683468387" calcext:value-type="float">
            <text:p>94,68506834683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2683910587736" calcext:value-type="float">
            <text:p>0,412683910587736</text:p>
          </table:table-cell>
          <table:table-cell office:value-type="float" office:value="77.5411863147906" calcext:value-type="float">
            <text:p>77,54118631479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4786219634856" calcext:value-type="float">
            <text:p>0,314786219634856</text:p>
          </table:table-cell>
          <table:table-cell office:value-type="float" office:value="101.656292442278" calcext:value-type="float">
            <text:p>101,656292442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4137419276063" calcext:value-type="float">
            <text:p>0,314137419276063</text:p>
          </table:table-cell>
          <table:table-cell office:value-type="float" office:value="101.866247178527" calcext:value-type="float">
            <text:p>101,8662471785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5118609550297" calcext:value-type="float">
            <text:p>0,365118609550297</text:p>
          </table:table-cell>
          <table:table-cell office:value-type="float" office:value="87.6427526918259" calcext:value-type="float">
            <text:p>87,64275269182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9522152134095" calcext:value-type="float">
            <text:p>0,299522152134095</text:p>
          </table:table-cell>
          <table:table-cell office:value-type="float" office:value="106.836839185349" calcext:value-type="float">
            <text:p>106,836839185349</text:p>
          </table:table-cell>
        </table:table-row>
      </table:table>
      <table:table table:name="Frascos33 - bignum_32_02.d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3263707440937" calcext:value-type="float">
            <text:p>0,333263707440937</text:p>
          </table:table-cell>
          <table:table-cell office:value-type="float" office:value="96.020056446354" calcext:value-type="float">
            <text:p>96,0200564463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31205626188269" calcext:value-type="float">
            <text:p>0,431205626188269</text:p>
          </table:table-cell>
          <table:table-cell office:value-type="float" office:value="74.2105345026933" calcext:value-type="float">
            <text:p>74,2105345026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91016409676665" calcext:value-type="float">
            <text:p>0,491016409676665</text:p>
          </table:table-cell>
          <table:table-cell office:value-type="float" office:value="65.1709380162509" calcext:value-type="float">
            <text:p>65,17093801625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2885995298727" calcext:value-type="float">
            <text:p>0,362885995298727</text:p>
          </table:table-cell>
          <table:table-cell office:value-type="float" office:value="88.1819646240624" calcext:value-type="float">
            <text:p>88,18196462406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44221097412383" calcext:value-type="float">
            <text:p>0,444221097412383</text:p>
          </table:table-cell>
          <table:table-cell office:value-type="float" office:value="72.0362004110162" calcext:value-type="float">
            <text:p>72,03620041101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6129015581702" calcext:value-type="float">
            <text:p>0,396129015581702</text:p>
          </table:table-cell>
          <table:table-cell office:value-type="float" office:value="80.7817623584304" calcext:value-type="float">
            <text:p>80,78176235843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8564923501649" calcext:value-type="float">
            <text:p>0,408564923501649</text:p>
          </table:table-cell>
          <table:table-cell office:value-type="float" office:value="78.3229253400918" calcext:value-type="float">
            <text:p>78,322925340091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6680196945231" calcext:value-type="float">
            <text:p>0,296680196945231</text:p>
          </table:table-cell>
          <table:table-cell office:value-type="float" office:value="107.860249283532" calcext:value-type="float">
            <text:p>107,8602492835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7412812137719" calcext:value-type="float">
            <text:p>0,327412812137719</text:p>
          </table:table-cell>
          <table:table-cell office:value-type="float" office:value="97.735943169322" calcext:value-type="float">
            <text:p>97,7359431693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2560523418159" calcext:value-type="float">
            <text:p>0,332560523418159</text:p>
          </table:table-cell>
          <table:table-cell office:value-type="float" office:value="96.2230864658684" calcext:value-type="float">
            <text:p>96,22308646586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5779499785607" calcext:value-type="float">
            <text:p>0,385779499785607</text:p>
          </table:table-cell>
          <table:table-cell office:value-type="float" office:value="82.9489384940974" calcext:value-type="float">
            <text:p>82,94893849409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687162346254" calcext:value-type="float">
            <text:p>0,42687162346254</text:p>
          </table:table-cell>
          <table:table-cell office:value-type="float" office:value="74.9639897363854" calcext:value-type="float">
            <text:p>74,96398973638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66927272548587" calcext:value-type="float">
            <text:p>0,466927272548587</text:p>
          </table:table-cell>
          <table:table-cell office:value-type="float" office:value="68.533156834762" calcext:value-type="float">
            <text:p>68,5331568347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6958698935203" calcext:value-type="float">
            <text:p>0,346958698935203</text:p>
          </table:table-cell>
          <table:table-cell office:value-type="float" office:value="92.229997686198" calcext:value-type="float">
            <text:p>92,2299976861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2263532070718" calcext:value-type="float">
            <text:p>0,372263532070718</text:p>
          </table:table-cell>
          <table:table-cell office:value-type="float" office:value="85.9606092006914" calcext:value-type="float">
            <text:p>85,96060920069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90604273308279" calcext:value-type="float">
            <text:p>0,390604273308279</text:p>
          </table:table-cell>
          <table:table-cell office:value-type="float" office:value="81.9243469329494" calcext:value-type="float">
            <text:p>81,92434693294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68968684992874" calcext:value-type="float">
            <text:p>0,468968684992874</text:p>
          </table:table-cell>
          <table:table-cell office:value-type="float" office:value="68.2348332074373" calcext:value-type="float">
            <text:p>68,23483320743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53351227795024" calcext:value-type="float">
            <text:p>0,453351227795024</text:p>
          </table:table-cell>
          <table:table-cell office:value-type="float" office:value="70.5854490692332" calcext:value-type="float">
            <text:p>70,58544906923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0895679639077" calcext:value-type="float">
            <text:p>0,350895679639077</text:p>
          </table:table-cell>
          <table:table-cell office:value-type="float" office:value="91.1951952013613" calcext:value-type="float">
            <text:p>91,19519520136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8127888131831" calcext:value-type="float">
            <text:p>0,338127888131831</text:p>
          </table:table-cell>
          <table:table-cell office:value-type="float" office:value="94.6387480098171" calcext:value-type="float">
            <text:p>94,63874800981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31757263361925" calcext:value-type="float">
            <text:p>0,331757263361925</text:p>
          </table:table-cell>
          <table:table-cell office:value-type="float" office:value="96.4560645205533" calcext:value-type="float">
            <text:p>96,45606452055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82352113624208" calcext:value-type="float">
            <text:p>0,482352113624208</text:p>
          </table:table-cell>
          <table:table-cell office:value-type="float" office:value="66.3415772340342" calcext:value-type="float">
            <text:p>66,34157723403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6844886350939" calcext:value-type="float">
            <text:p>0,316844886350939</text:p>
          </table:table-cell>
          <table:table-cell office:value-type="float" office:value="100.995791248329" calcext:value-type="float">
            <text:p>100,99579124832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5674130800076" calcext:value-type="float">
            <text:p>0,415674130800076</text:p>
          </table:table-cell>
          <table:table-cell office:value-type="float" office:value="76.9833810403536" calcext:value-type="float">
            <text:p>76,98338104035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3668673556176" calcext:value-type="float">
            <text:p>0,413668673556176</text:p>
          </table:table-cell>
          <table:table-cell office:value-type="float" office:value="77.3565948924928" calcext:value-type="float">
            <text:p>77,35659489249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2145971285316" calcext:value-type="float">
            <text:p>0,422145971285316</text:p>
          </table:table-cell>
          <table:table-cell office:value-type="float" office:value="75.8031633052638" calcext:value-type="float">
            <text:p>75,80316330526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4884269916953" calcext:value-type="float">
            <text:p>0,324884269916953</text:p>
          </table:table-cell>
          <table:table-cell office:value-type="float" office:value="98.496612372707" calcext:value-type="float">
            <text:p>98,4966123727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0965008380648" calcext:value-type="float">
            <text:p>0,370965008380648</text:p>
          </table:table-cell>
          <table:table-cell office:value-type="float" office:value="86.2615052014953" calcext:value-type="float">
            <text:p>86,26150520149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5398976221178" calcext:value-type="float">
            <text:p>0,355398976221178</text:p>
          </table:table-cell>
          <table:table-cell office:value-type="float" office:value="90.0396516057638" calcext:value-type="float">
            <text:p>90,03965160576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0162623682515" calcext:value-type="float">
            <text:p>0,360162623682515</text:p>
          </table:table-cell>
          <table:table-cell office:value-type="float" office:value="88.8487530238789" calcext:value-type="float">
            <text:p>88,848753023878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3252094061019" calcext:value-type="float">
            <text:p>0,343252094061019</text:p>
          </table:table-cell>
          <table:table-cell office:value-type="float" office:value="93.225942546796" calcext:value-type="float">
            <text:p>93,2259425467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24918413180029" calcext:value-type="float">
            <text:p>0,424918413180029</text:p>
          </table:table-cell>
          <table:table-cell office:value-type="float" office:value="75.3085745579169" calcext:value-type="float">
            <text:p>75,30857455791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3450275229125" calcext:value-type="float">
            <text:p>0,383450275229125</text:p>
          </table:table-cell>
          <table:table-cell office:value-type="float" office:value="83.4528022724169" calcext:value-type="float">
            <text:p>83,45280227241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02106924184769" calcext:value-type="float">
            <text:p>0,402106924184769</text:p>
          </table:table-cell>
          <table:table-cell office:value-type="float" office:value="79.5808230979279" calcext:value-type="float">
            <text:p>79,58082309792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4361005291712" calcext:value-type="float">
            <text:p>0,354361005291712</text:p>
          </table:table-cell>
          <table:table-cell office:value-type="float" office:value="90.3033898260263" calcext:value-type="float">
            <text:p>90,30338982602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95450104948284" calcext:value-type="float">
            <text:p>0,295450104948284</text:p>
          </table:table-cell>
          <table:table-cell office:value-type="float" office:value="108.309320132417" calcext:value-type="float">
            <text:p>108,3093201324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01689324188737" calcext:value-type="float">
            <text:p>0,301689324188737</text:p>
          </table:table-cell>
          <table:table-cell office:value-type="float" office:value="106.069381427567" calcext:value-type="float">
            <text:p>106,0693814275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45577612504403" calcext:value-type="float">
            <text:p>0,345577612504403</text:p>
          </table:table-cell>
          <table:table-cell office:value-type="float" office:value="92.5985910027441" calcext:value-type="float">
            <text:p>92,59859100274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6081951766271" calcext:value-type="float">
            <text:p>0,416081951766271</text:p>
          </table:table-cell>
          <table:table-cell office:value-type="float" office:value="76.907926104845" calcext:value-type="float">
            <text:p>76,9079261048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286684487592316" calcext:value-type="float">
            <text:p>0,286684487592316</text:p>
          </table:table-cell>
          <table:table-cell office:value-type="float" office:value="111.620967945451" calcext:value-type="float">
            <text:p>111,6209679454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1259925547143" calcext:value-type="float">
            <text:p>0,41259925547143</text:p>
          </table:table-cell>
          <table:table-cell office:value-type="float" office:value="77.5570958397327" calcext:value-type="float">
            <text:p>77,55709583973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453932442915552" calcext:value-type="float">
            <text:p>0,453932442915552</text:p>
          </table:table-cell>
          <table:table-cell office:value-type="float" office:value="70.4950714570387" calcext:value-type="float">
            <text:p>70,49507145703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23270001044795" calcext:value-type="float">
            <text:p>0,323270001044795</text:p>
          </table:table-cell>
          <table:table-cell office:value-type="float" office:value="98.9884613375115" calcext:value-type="float">
            <text:p>98,98846133751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7970868692434" calcext:value-type="float">
            <text:p>0,387970868692434</text:p>
          </table:table-cell>
          <table:table-cell office:value-type="float" office:value="82.480419490898" calcext:value-type="float">
            <text:p>82,4804194908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7481452507744" calcext:value-type="float">
            <text:p>0,317481452507744</text:p>
          </table:table-cell>
          <table:table-cell office:value-type="float" office:value="100.793289646486" calcext:value-type="float">
            <text:p>100,7932896464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79259704383575" calcext:value-type="float">
            <text:p>0,379259704383575</text:p>
          </table:table-cell>
          <table:table-cell office:value-type="float" office:value="84.3749009719101" calcext:value-type="float">
            <text:p>84,37490097191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12175823860421" calcext:value-type="float">
            <text:p>0,312175823860421</text:p>
          </table:table-cell>
          <table:table-cell office:value-type="float" office:value="102.506336346878" calcext:value-type="float">
            <text:p>102,506336346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86954911067017" calcext:value-type="float">
            <text:p>0,386954911067017</text:p>
          </table:table-cell>
          <table:table-cell office:value-type="float" office:value="82.6969734322816" calcext:value-type="float">
            <text:p>82,696973432281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57609819674351" calcext:value-type="float">
            <text:p>0,357609819674351</text:p>
          </table:table-cell>
          <table:table-cell office:value-type="float" office:value="89.4830014151738" calcext:value-type="float">
            <text:p>89,483001415173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string" calcext:value-type="string">
            <text:p>infinitos</text:p>
          </table:table-cell>
          <table:table-cell office:value-type="float" office:value="32" calcext:value-type="float">
            <text:p>32</text:p>
          </table:table-cell>
          <table:table-cell office:value-type="float" office:value="0.368288068499769" calcext:value-type="float">
            <text:p>0,368288068499769</text:p>
          </table:table-cell>
          <table:table-cell office:value-type="float" office:value="86.8885058654027" calcext:value-type="float">
            <text:p>86,8885058654027</text:p>
          </table:table-cell>
        </table:table-row>
      </table:table>
      <table:table table:name="Frascos33 - bignum_64_01.dat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40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5837224063436" calcext:value-type="float">
            <text:p>0,685837224063436</text:p>
          </table:table-cell>
          <table:table-cell office:value-type="float" office:value="93.3166030575214" calcext:value-type="float">
            <text:p>93,31660305752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4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66578947700526" calcext:value-type="float">
            <text:p>0,666578947700526</text:p>
          </table:table-cell>
          <table:table-cell office:value-type="float" office:value="96.0126331933802" calcext:value-type="float">
            <text:p>96,01263319338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1.04004320638829" calcext:value-type="float">
            <text:p>1,04004320638829</text:p>
          </table:table-cell>
          <table:table-cell office:value-type="float" office:value="61.5359050536467" calcext:value-type="float">
            <text:p>61,53590505364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8394280740942" calcext:value-type="float">
            <text:p>0,858394280740942</text:p>
          </table:table-cell>
          <table:table-cell office:value-type="float" office:value="74.5578126927371" calcext:value-type="float">
            <text:p>74,55781269273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1521419450029" calcext:value-type="float">
            <text:p>0,631521419450029</text:p>
          </table:table-cell>
          <table:table-cell office:value-type="float" office:value="101.342564209042" calcext:value-type="float">
            <text:p>101,342564209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0556556159027" calcext:value-type="float">
            <text:p>0,620556556159027</text:p>
          </table:table-cell>
          <table:table-cell office:value-type="float" office:value="103.133226721722" calcext:value-type="float">
            <text:p>103,1332267217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1773664362656" calcext:value-type="float">
            <text:p>0,841773664362656</text:p>
          </table:table-cell>
          <table:table-cell office:value-type="float" office:value="76.0299385802919" calcext:value-type="float">
            <text:p>76,02993858029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6817637248215" calcext:value-type="float">
            <text:p>0,636817637248215</text:p>
          </table:table-cell>
          <table:table-cell office:value-type="float" office:value="100.499729053601" calcext:value-type="float">
            <text:p>100,4997290536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6244888331057" calcext:value-type="float">
            <text:p>0,876244888331057</text:p>
          </table:table-cell>
          <table:table-cell office:value-type="float" office:value="73.0389424831885" calcext:value-type="float">
            <text:p>73,03894248318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9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4284286348616" calcext:value-type="float">
            <text:p>0,754284286348616</text:p>
          </table:table-cell>
          <table:table-cell office:value-type="float" office:value="84.848645475322" calcext:value-type="float">
            <text:p>84,8486454753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4900649346437" calcext:value-type="float">
            <text:p>0,854900649346437</text:p>
          </table:table-cell>
          <table:table-cell office:value-type="float" office:value="74.8625001617759" calcext:value-type="float">
            <text:p>74,86250016177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265443553933" calcext:value-type="float">
            <text:p>0,80265443553933</text:p>
          </table:table-cell>
          <table:table-cell office:value-type="float" office:value="79.7354342868564" calcext:value-type="float">
            <text:p>79,73543428685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6246123852956" calcext:value-type="float">
            <text:p>0,836246123852956</text:p>
          </table:table-cell>
          <table:table-cell office:value-type="float" office:value="76.5324922585275" calcext:value-type="float">
            <text:p>76,53249225852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8527169768242" calcext:value-type="float">
            <text:p>0,678527169768242</text:p>
          </table:table-cell>
          <table:table-cell office:value-type="float" office:value="94.3219414807808" calcext:value-type="float">
            <text:p>94,321941480780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93826970702531" calcext:value-type="float">
            <text:p>0,593826970702531</text:p>
          </table:table-cell>
          <table:table-cell office:value-type="float" office:value="107.775502221269" calcext:value-type="float">
            <text:p>107,7755022212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7185304823394" calcext:value-type="float">
            <text:p>0,847185304823394</text:p>
          </table:table-cell>
          <table:table-cell office:value-type="float" office:value="75.5442754207612" calcext:value-type="float">
            <text:p>75,5442754207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3680124548988" calcext:value-type="float">
            <text:p>0,673680124548988</text:p>
          </table:table-cell>
          <table:table-cell office:value-type="float" office:value="95.0005761901413" calcext:value-type="float">
            <text:p>95,00057619014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919615502841" calcext:value-type="float">
            <text:p>0,74919615502841</text:p>
          </table:table-cell>
          <table:table-cell office:value-type="float" office:value="85.4248911589423" calcext:value-type="float">
            <text:p>85,4248911589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3684860149152" calcext:value-type="float">
            <text:p>0,653684860149152</text:p>
          </table:table-cell>
          <table:table-cell office:value-type="float" office:value="97.9065049562217" calcext:value-type="float">
            <text:p>97,90650495622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6099470489172" calcext:value-type="float">
            <text:p>0,896099470489172</text:p>
          </table:table-cell>
          <table:table-cell office:value-type="float" office:value="71.4206425823051" calcext:value-type="float">
            <text:p>71,42064258230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9743161422299" calcext:value-type="float">
            <text:p>0,729743161422299</text:p>
          </table:table-cell>
          <table:table-cell office:value-type="float" office:value="87.7020894245332" calcext:value-type="float">
            <text:p>87,70208942453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5978579779975" calcext:value-type="float">
            <text:p>0,685978579779975</text:p>
          </table:table-cell>
          <table:table-cell office:value-type="float" office:value="93.2973738342206" calcext:value-type="float">
            <text:p>93,29737383422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5057013933855" calcext:value-type="float">
            <text:p>0,825057013933855</text:p>
          </table:table-cell>
          <table:table-cell office:value-type="float" office:value="77.5703968563934" calcext:value-type="float">
            <text:p>77,57039685639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1680879334462" calcext:value-type="float">
            <text:p>0,671680879334462</text:p>
          </table:table-cell>
          <table:table-cell office:value-type="float" office:value="95.2833435774064" calcext:value-type="float">
            <text:p>95,28334357740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97497767166417" calcext:value-type="float">
            <text:p>0,997497767166417</text:p>
          </table:table-cell>
          <table:table-cell office:value-type="float" office:value="64.1605446213722" calcext:value-type="float">
            <text:p>64,16054462137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49237126380023" calcext:value-type="float">
            <text:p>0,949237126380023</text:p>
          </table:table-cell>
          <table:table-cell office:value-type="float" office:value="67.4225630470946" calcext:value-type="float">
            <text:p>67,42256304709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790300276819" calcext:value-type="float">
            <text:p>0,68790300276819</text:p>
          </table:table-cell>
          <table:table-cell office:value-type="float" office:value="93.0363724863209" calcext:value-type="float">
            <text:p>93,03637248632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04766412088349" calcext:value-type="float">
            <text:p>0,604766412088349</text:p>
          </table:table-cell>
          <table:table-cell office:value-type="float" office:value="105.825982926199" calcext:value-type="float">
            <text:p>105,82598292619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3141950273187" calcext:value-type="float">
            <text:p>0,763141950273187</text:p>
          </table:table-cell>
          <table:table-cell office:value-type="float" office:value="83.8638211109866" calcext:value-type="float">
            <text:p>83,863821110986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5973011466043" calcext:value-type="float">
            <text:p>0,625973011466043</text:p>
          </table:table-cell>
          <table:table-cell office:value-type="float" office:value="102.240829600801" calcext:value-type="float">
            <text:p>102,2408296008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2301476723901" calcext:value-type="float">
            <text:p>0,652301476723901</text:p>
          </table:table-cell>
          <table:table-cell office:value-type="float" office:value="98.1141424382965" calcext:value-type="float">
            <text:p>98,11414243829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1,0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11445978620486" calcext:value-type="float">
            <text:p>0,711445978620486</text:p>
          </table:table-cell>
          <table:table-cell office:value-type="float" office:value="89.9576382792939" calcext:value-type="float">
            <text:p>89,9576382792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0904357652383" calcext:value-type="float">
            <text:p>0,670904357652383</text:p>
          </table:table-cell>
          <table:table-cell office:value-type="float" office:value="95.3936269305921" calcext:value-type="float">
            <text:p>95,3936269305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2558456443963" calcext:value-type="float">
            <text:p>0,892558456443963</text:p>
          </table:table-cell>
          <table:table-cell office:value-type="float" office:value="71.7039870475061" calcext:value-type="float">
            <text:p>71,703987047506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78176340012275" calcext:value-type="float">
            <text:p>0,678176340012275</text:p>
          </table:table-cell>
          <table:table-cell office:value-type="float" office:value="94.3707354916593" calcext:value-type="float">
            <text:p>94,37073549165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24139005137481" calcext:value-type="float">
            <text:p>0,624139005137481</text:p>
          </table:table-cell>
          <table:table-cell office:value-type="float" office:value="102.541259996886" calcext:value-type="float">
            <text:p>102,5412599968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9939738668345" calcext:value-type="float">
            <text:p>0,699939738668345</text:p>
          </table:table-cell>
          <table:table-cell office:value-type="float" office:value="91.436442974022" calcext:value-type="float">
            <text:p>91,4364429740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7684782567624" calcext:value-type="float">
            <text:p>0,877684782567624</text:p>
          </table:table-cell>
          <table:table-cell office:value-type="float" office:value="72.9191177415326" calcext:value-type="float">
            <text:p>72,91911774153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3385923928074" calcext:value-type="float">
            <text:p>0,813385923928074</text:p>
          </table:table-cell>
          <table:table-cell office:value-type="float" office:value="78.6834368744982" calcext:value-type="float">
            <text:p>78,68343687449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8299362919396" calcext:value-type="float">
            <text:p>0,698299362919396</text:p>
          </table:table-cell>
          <table:table-cell office:value-type="float" office:value="91.651236415903" calcext:value-type="float">
            <text:p>91,6512364159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3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49889284514217" calcext:value-type="float">
            <text:p>0,549889284514217</text:p>
          </table:table-cell>
          <table:table-cell office:value-type="float" office:value="116.387065182656" calcext:value-type="float">
            <text:p>116,3870651826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5409675703082" calcext:value-type="float">
            <text:p>0,725409675703082</text:p>
          </table:table-cell>
          <table:table-cell office:value-type="float" office:value="88.226008204219" calcext:value-type="float">
            <text:p>88,2260082042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00836282297231" calcext:value-type="float">
            <text:p>0,900836282297231</text:p>
          </table:table-cell>
          <table:table-cell office:value-type="float" office:value="71.0450958267278" calcext:value-type="float">
            <text:p>71,0450958267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325988843845" calcext:value-type="float">
            <text:p>0,6325988843845</text:p>
          </table:table-cell>
          <table:table-cell office:value-type="float" office:value="101.169953946836" calcext:value-type="float">
            <text:p>101,1699539468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3415467751005" calcext:value-type="float">
            <text:p>0,853415467751005</text:p>
          </table:table-cell>
          <table:table-cell office:value-type="float" office:value="74.992781849453" calcext:value-type="float">
            <text:p>74,992781849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36746098964101" calcext:value-type="float">
            <text:p>0,936746098964101</text:p>
          </table:table-cell>
          <table:table-cell office:value-type="float" office:value="68.3216082466469" calcext:value-type="float">
            <text:p>68,32160824664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5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33146908359548" calcext:value-type="float">
            <text:p>0,933146908359548</text:p>
          </table:table-cell>
          <table:table-cell office:value-type="float" office:value="68.5851278364203" calcext:value-type="float">
            <text:p>68,58512783642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9031733140735" calcext:value-type="float">
            <text:p>0,749031733140735</text:p>
          </table:table-cell>
          <table:table-cell office:value-type="float" office:value="85.443642997132" calcext:value-type="float">
            <text:p>85,4436429971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5838004782474" calcext:value-type="float">
            <text:p>0,645838004782474</text:p>
          </table:table-cell>
          <table:table-cell office:value-type="float" office:value="99.0960574107991" calcext:value-type="float">
            <text:p>99,096057410799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51211966941686" calcext:value-type="float">
            <text:p>0,951211966941686</text:p>
          </table:table-cell>
          <table:table-cell office:value-type="float" office:value="67.2825849802661" calcext:value-type="float">
            <text:p>67,2825849802661</text:p>
          </table:table-cell>
        </table:table-row>
      </table:table>
      <table:table table:name="Frascos33 - bignum_64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448625242044" calcext:value-type="float">
            <text:p>0,83448625242044</text:p>
          </table:table-cell>
          <table:table-cell office:value-type="float" office:value="76.6938937752024" calcext:value-type="float">
            <text:p>76,69389377520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5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7943371139685" calcext:value-type="float">
            <text:p>0,817943371139685</text:p>
          </table:table-cell>
          <table:table-cell office:value-type="float" office:value="78.24502558267" calcext:value-type="float">
            <text:p>78,245025582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7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1089789123948" calcext:value-type="float">
            <text:p>0,641089789123948</text:p>
          </table:table-cell>
          <table:table-cell office:value-type="float" office:value="99.8300099077484" calcext:value-type="float">
            <text:p>99,83000990774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5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45833696204381" calcext:value-type="float">
            <text:p>0,645833696204381</text:p>
          </table:table-cell>
          <table:table-cell office:value-type="float" office:value="99.0967185145858" calcext:value-type="float">
            <text:p>99,09671851458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E+17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9724191994361" calcext:value-type="float">
            <text:p>0,759724191994361</text:p>
          </table:table-cell>
          <table:table-cell office:value-type="float" office:value="84.2410978542" calcext:value-type="float">
            <text:p>84,24109785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867099865651" calcext:value-type="float">
            <text:p>0,76867099865651</text:p>
          </table:table-cell>
          <table:table-cell office:value-type="float" office:value="83.2605888759428" calcext:value-type="float">
            <text:p>83,2605888759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1283992611127" calcext:value-type="float">
            <text:p>0,801283992611127</text:p>
          </table:table-cell>
          <table:table-cell office:value-type="float" office:value="79.8718064882896" calcext:value-type="float">
            <text:p>79,87180648828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567819453047252" calcext:value-type="float">
            <text:p>0,567819453047252</text:p>
          </table:table-cell>
          <table:table-cell office:value-type="float" office:value="112.711883427978" calcext:value-type="float">
            <text:p>112,7118834279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17117899830029" calcext:value-type="float">
            <text:p>0,617117899830029</text:p>
          </table:table-cell>
          <table:table-cell office:value-type="float" office:value="103.707897660443" calcext:value-type="float">
            <text:p>103,7078976604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5046276188599" calcext:value-type="float">
            <text:p>0,745046276188599</text:p>
          </table:table-cell>
          <table:table-cell office:value-type="float" office:value="85.9007044869777" calcext:value-type="float">
            <text:p>85,90070448697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1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186175625221" calcext:value-type="float">
            <text:p>0,894186175625221</text:p>
          </table:table-cell>
          <table:table-cell office:value-type="float" office:value="71.5734617069547" calcext:value-type="float">
            <text:p>71,57346170695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43183085119169" calcext:value-type="float">
            <text:p>0,843183085119169</text:p>
          </table:table-cell>
          <table:table-cell office:value-type="float" office:value="75.9028509104339" calcext:value-type="float">
            <text:p>75,90285091043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1305178764" calcext:value-type="float">
            <text:p>0,8941305178764</text:p>
          </table:table-cell>
          <table:table-cell office:value-type="float" office:value="71.5779170047823" calcext:value-type="float">
            <text:p>71,57791700478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7809772984847" calcext:value-type="float">
            <text:p>0,817809772984847</text:p>
          </table:table-cell>
          <table:table-cell office:value-type="float" office:value="78.2578077618374" calcext:value-type="float">
            <text:p>78,25780776183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6636098614318" calcext:value-type="float">
            <text:p>0,746636098614318</text:p>
          </table:table-cell>
          <table:table-cell office:value-type="float" office:value="85.7177949455935" calcext:value-type="float">
            <text:p>85,717794945593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4611179786445" calcext:value-type="float">
            <text:p>0,824611179786445</text:p>
          </table:table-cell>
          <table:table-cell office:value-type="float" office:value="77.6123360546415" calcext:value-type="float">
            <text:p>77,6123360546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94351808061844" calcext:value-type="float">
            <text:p>0,694351808061844</text:p>
          </table:table-cell>
          <table:table-cell office:value-type="float" office:value="92.1722954515584" calcext:value-type="float">
            <text:p>92,17229545155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72099229658364" calcext:value-type="float">
            <text:p>0,772099229658364</text:p>
          </table:table-cell>
          <table:table-cell office:value-type="float" office:value="82.8908999537773" calcext:value-type="float">
            <text:p>82,89089995377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11684339073449" calcext:value-type="float">
            <text:p>0,911684339073449</text:p>
          </table:table-cell>
          <table:table-cell office:value-type="float" office:value="70.1997360896247" calcext:value-type="float">
            <text:p>70,19973608962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94804408758762" calcext:value-type="float">
            <text:p>0,794804408758762</text:p>
          </table:table-cell>
          <table:table-cell office:value-type="float" office:value="80.5229554525851" calcext:value-type="float">
            <text:p>80,52295545258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2645377377223" calcext:value-type="float">
            <text:p>0,82645377377223</text:p>
          </table:table-cell>
          <table:table-cell office:value-type="float" office:value="77.4392979148503" calcext:value-type="float">
            <text:p>77,43929791485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04537292210927" calcext:value-type="float">
            <text:p>0,704537292210927</text:p>
          </table:table-cell>
          <table:table-cell office:value-type="float" office:value="90.8397620786827" calcext:value-type="float">
            <text:p>90,8397620786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33021691979628" calcext:value-type="float">
            <text:p>0,733021691979628</text:p>
          </table:table-cell>
          <table:table-cell office:value-type="float" office:value="87.3098309371433" calcext:value-type="float">
            <text:p>87,30983093714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87341886315925" calcext:value-type="float">
            <text:p>0,887341886315925</text:p>
          </table:table-cell>
          <table:table-cell office:value-type="float" office:value="72.1255256705122" calcext:value-type="float">
            <text:p>72,12552567051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76189960983408" calcext:value-type="float">
            <text:p>0,876189960983408</text:p>
          </table:table-cell>
          <table:table-cell office:value-type="float" office:value="73.0435212110493" calcext:value-type="float">
            <text:p>73,04352121104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2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5344265955161" calcext:value-type="float">
            <text:p>0,835344265955161</text:p>
          </table:table-cell>
          <table:table-cell office:value-type="float" office:value="76.6151185904415" calcext:value-type="float">
            <text:p>76,6151185904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5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7581928781601" calcext:value-type="float">
            <text:p>0,857581928781601</text:p>
          </table:table-cell>
          <table:table-cell office:value-type="float" office:value="74.6284382308839" calcext:value-type="float">
            <text:p>74,62843823088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0154964699183" calcext:value-type="float">
            <text:p>0,760154964699183</text:p>
          </table:table-cell>
          <table:table-cell office:value-type="float" office:value="84.19335921239" calcext:value-type="float">
            <text:p>84,193359212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E+18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3772323794535" calcext:value-type="float">
            <text:p>0,783772323794535</text:p>
          </table:table-cell>
          <table:table-cell office:value-type="float" office:value="81.6563663413784" calcext:value-type="float">
            <text:p>81,656366341378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1,00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60902306891279" calcext:value-type="float">
            <text:p>0,860902306891279</text:p>
          </table:table-cell>
          <table:table-cell office:value-type="float" office:value="74.3406069279849" calcext:value-type="float">
            <text:p>74,34060692798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56858494870673" calcext:value-type="float">
            <text:p>0,756858494870673</text:p>
          </table:table-cell>
          <table:table-cell office:value-type="float" office:value="84.5600603464666" calcext:value-type="float">
            <text:p>84,560060346466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20522285361814" calcext:value-type="float">
            <text:p>0,720522285361814</text:p>
          </table:table-cell>
          <table:table-cell office:value-type="float" office:value="88.8244559540057" calcext:value-type="float">
            <text:p>88,82445595400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9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915178831151297" calcext:value-type="float">
            <text:p>0,915178831151297</text:p>
          </table:table-cell>
          <table:table-cell office:value-type="float" office:value="69.9316874708388" calcext:value-type="float">
            <text:p>69,93168747083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4724452753006" calcext:value-type="float">
            <text:p>0,894724452753006</text:p>
          </table:table-cell>
          <table:table-cell office:value-type="float" office:value="71.5304022406858" calcext:value-type="float">
            <text:p>71,53040224068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35859120059291" calcext:value-type="float">
            <text:p>0,835859120059291</text:p>
          </table:table-cell>
          <table:table-cell office:value-type="float" office:value="76.5679268959345" calcext:value-type="float">
            <text:p>76,56792689593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1.01450206595312" calcext:value-type="float">
            <text:p>1,01450206595312</text:p>
          </table:table-cell>
          <table:table-cell office:value-type="float" office:value="63.085135208544" calcext:value-type="float">
            <text:p>63,0851352085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6751627034243" calcext:value-type="float">
            <text:p>0,746751627034243</text:p>
          </table:table-cell>
          <table:table-cell office:value-type="float" office:value="85.7045337205074" calcext:value-type="float">
            <text:p>85,70453372050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4566332864965" calcext:value-type="float">
            <text:p>0,684566332864965</text:p>
          </table:table-cell>
          <table:table-cell office:value-type="float" office:value="93.4898444861506" calcext:value-type="float">
            <text:p>93,48984448615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97311072997436" calcext:value-type="float">
            <text:p>0,897311072997436</text:p>
          </table:table-cell>
          <table:table-cell office:value-type="float" office:value="71.324206204444" calcext:value-type="float">
            <text:p>71,3242062044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6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54868332187417" calcext:value-type="float">
            <text:p>0,854868332187417</text:p>
          </table:table-cell>
          <table:table-cell office:value-type="float" office:value="74.8653302389132" calcext:value-type="float">
            <text:p>74,86533023891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8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58521245511192" calcext:value-type="float">
            <text:p>0,658521245511192</text:p>
          </table:table-cell>
          <table:table-cell office:value-type="float" office:value="97.1874490553733" calcext:value-type="float">
            <text:p>97,18744905537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08979302444329" calcext:value-type="float">
            <text:p>0,808979302444329</text:p>
          </table:table-cell>
          <table:table-cell office:value-type="float" office:value="79.1120363730248" calcext:value-type="float">
            <text:p>79,112036373024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8178972180529" calcext:value-type="float">
            <text:p>0,788178972180529</text:p>
          </table:table-cell>
          <table:table-cell office:value-type="float" office:value="81.1998318388797" calcext:value-type="float">
            <text:p>81,199831838879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87272912313653" calcext:value-type="float">
            <text:p>0,887272912313653</text:p>
          </table:table-cell>
          <table:table-cell office:value-type="float" office:value="72.1311324980198" calcext:value-type="float">
            <text:p>72,13113249801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87063743942146" calcext:value-type="float">
            <text:p>0,787063743942146</text:p>
          </table:table-cell>
          <table:table-cell office:value-type="float" office:value="81.3148877617521" calcext:value-type="float">
            <text:p>81,31488776175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1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62254445903861" calcext:value-type="float">
            <text:p>0,762254445903861</text:p>
          </table:table-cell>
          <table:table-cell office:value-type="float" office:value="83.961465025121" calcext:value-type="float">
            <text:p>83,9614650251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48985098613544" calcext:value-type="float">
            <text:p>0,748985098613544</text:p>
          </table:table-cell>
          <table:table-cell office:value-type="float" office:value="85.4489630280645" calcext:value-type="float">
            <text:p>85,44896302806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703042351785336" calcext:value-type="float">
            <text:p>0,703042351785336</text:p>
          </table:table-cell>
          <table:table-cell office:value-type="float" office:value="91.0329226076859" calcext:value-type="float">
            <text:p>91,032922607685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687011971535107" calcext:value-type="float">
            <text:p>0,687011971535107</text:p>
          </table:table-cell>
          <table:table-cell office:value-type="float" office:value="93.1570375069214" calcext:value-type="float">
            <text:p>93,15703750692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4E+19</text:p>
          </table:table-cell>
          <table:table-cell office:value-type="string" calcext:value-type="string">
            <text:p>infinitos</text:p>
          </table:table-cell>
          <table:table-cell office:value-type="float" office:value="64" calcext:value-type="float">
            <text:p>64</text:p>
          </table:table-cell>
          <table:table-cell office:value-type="float" office:value="0.813433848722574" calcext:value-type="float">
            <text:p>0,813433848722574</text:p>
          </table:table-cell>
          <table:table-cell office:value-type="float" office:value="78.678801110264" calcext:value-type="float">
            <text:p>78,678801110264</text:p>
          </table:table-cell>
        </table:table-row>
      </table:table>
      <table:table table:name="Frascos33 - bignum_128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950847601511" calcext:value-type="float">
            <text:p>1,60950847601511</text:p>
          </table:table-cell>
          <table:table-cell office:value-type="float" office:value="79.527384855349" calcext:value-type="float">
            <text:p>79,5273848553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7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07062962" calcext:value-type="float">
            <text:p>1,4507062962</text:p>
          </table:table-cell>
          <table:table-cell office:value-type="float" office:value="88.2328837582668" calcext:value-type="float">
            <text:p>88,23288375826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559081347309" calcext:value-type="float">
            <text:p>1,59559081347309</text:p>
          </table:table-cell>
          <table:table-cell office:value-type="float" office:value="80.2210685340968" calcext:value-type="float">
            <text:p>80,22106853409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636643057468" calcext:value-type="float">
            <text:p>1,69636643057468</text:p>
          </table:table-cell>
          <table:table-cell office:value-type="float" office:value="75.4553955401236" calcext:value-type="float">
            <text:p>75,45539554012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33144323514" calcext:value-type="float">
            <text:p>1,6933144323514</text:p>
          </table:table-cell>
          <table:table-cell office:value-type="float" office:value="75.5913949320412" calcext:value-type="float">
            <text:p>75,59139493204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557134074411" calcext:value-type="float">
            <text:p>1,61557134074411</text:p>
          </table:table-cell>
          <table:table-cell office:value-type="float" office:value="79.2289370155853" calcext:value-type="float">
            <text:p>79,22893701558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39558766999" calcext:value-type="float">
            <text:p>1,4139558766999</text:p>
          </table:table-cell>
          <table:table-cell office:value-type="float" office:value="90.5261628805174" calcext:value-type="float">
            <text:p>90,52616288051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849532573817" calcext:value-type="float">
            <text:p>1,30849532573817</text:p>
          </table:table-cell>
          <table:table-cell office:value-type="float" office:value="97.822282955264" calcext:value-type="float">
            <text:p>97,8222829552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404367638316" calcext:value-type="float">
            <text:p>1,63404367638316</text:p>
          </table:table-cell>
          <table:table-cell office:value-type="float" office:value="78.3332794893947" calcext:value-type="float">
            <text:p>78,33327948939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870080835084" calcext:value-type="float">
            <text:p>1,45870080835084</text:p>
          </table:table-cell>
          <table:table-cell office:value-type="float" office:value="87.7493172467033" calcext:value-type="float">
            <text:p>87,74931724670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575551480873" calcext:value-type="float">
            <text:p>1,53575551480873</text:p>
          </table:table-cell>
          <table:table-cell office:value-type="float" office:value="83.3465996154614" calcext:value-type="float">
            <text:p>83,34659961546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283969186599" calcext:value-type="float">
            <text:p>1,59283969186599</text:p>
          </table:table-cell>
          <table:table-cell office:value-type="float" office:value="80.3596247969246" calcext:value-type="float">
            <text:p>80,35962479692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6413431146806" calcext:value-type="float">
            <text:p>1,96413431146806</text:p>
          </table:table-cell>
          <table:table-cell office:value-type="float" office:value="65.1686594204083" calcext:value-type="float">
            <text:p>65,168659420408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614626534747" calcext:value-type="float">
            <text:p>1,53614626534747</text:p>
          </table:table-cell>
          <table:table-cell office:value-type="float" office:value="83.3253986859428" calcext:value-type="float">
            <text:p>83,3253986859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4849694375444" calcext:value-type="float">
            <text:p>2,04849694375444</text:p>
          </table:table-cell>
          <table:table-cell office:value-type="float" office:value="62.4848381591453" calcext:value-type="float">
            <text:p>62,4848381591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6880064373279" calcext:value-type="float">
            <text:p>1,86880064373279</text:p>
          </table:table-cell>
          <table:table-cell office:value-type="float" office:value="68.4931270915712" calcext:value-type="float">
            <text:p>68,49312709157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6163770566658" calcext:value-type="float">
            <text:p>1,56163770566658</text:p>
          </table:table-cell>
          <table:table-cell office:value-type="float" office:value="81.965234020373" calcext:value-type="float">
            <text:p>81,9652340203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1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6016768143428" calcext:value-type="float">
            <text:p>1,56016768143428</text:p>
          </table:table-cell>
          <table:table-cell office:value-type="float" office:value="82.0424634628558" calcext:value-type="float">
            <text:p>82,04246346285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630533546313" calcext:value-type="float">
            <text:p>1,60630533546313</text:p>
          </table:table-cell>
          <table:table-cell office:value-type="float" office:value="79.6859707641419" calcext:value-type="float">
            <text:p>79,68597076414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4348186710578" calcext:value-type="float">
            <text:p>1,64348186710578</text:p>
          </table:table-cell>
          <table:table-cell office:value-type="float" office:value="77.8834269862751" calcext:value-type="float">
            <text:p>77,88342698627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0694979329843" calcext:value-type="float">
            <text:p>2,00694979329843</text:p>
          </table:table-cell>
          <table:table-cell office:value-type="float" office:value="63.7783767324001" calcext:value-type="float">
            <text:p>63,77837673240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239481875647" calcext:value-type="float">
            <text:p>1,68239481875647</text:p>
          </table:table-cell>
          <table:table-cell office:value-type="float" office:value="76.0820222298415" calcext:value-type="float">
            <text:p>76,08202222984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07591699836" calcext:value-type="float">
            <text:p>1,4207591699836</text:p>
          </table:table-cell>
          <table:table-cell office:value-type="float" office:value="90.0926791142778" calcext:value-type="float">
            <text:p>90,09267911427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5523610761913" calcext:value-type="float">
            <text:p>1,65523610761913</text:p>
          </table:table-cell>
          <table:table-cell office:value-type="float" office:value="77.3303575307533" calcext:value-type="float">
            <text:p>77,33035753075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1778315240959" calcext:value-type="float">
            <text:p>1,81778315240959</text:p>
          </table:table-cell>
          <table:table-cell office:value-type="float" office:value="70.4154397241101" calcext:value-type="float">
            <text:p>70,41543972411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88740375596563" calcext:value-type="float">
            <text:p>1,88740375596563</text:p>
          </table:table-cell>
          <table:table-cell office:value-type="float" office:value="67.8180275923596" calcext:value-type="float">
            <text:p>67,81802759235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9438906195644" calcext:value-type="float">
            <text:p>1,49438906195644</text:p>
          </table:table-cell>
          <table:table-cell office:value-type="float" office:value="85.6537318550921" calcext:value-type="float">
            <text:p>85,6537318550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4614685048398" calcext:value-type="float">
            <text:p>1,24614685048398</text:p>
          </table:table-cell>
          <table:table-cell office:value-type="float" office:value="102.716626014251" calcext:value-type="float">
            <text:p>102,7166260142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0658529206619" calcext:value-type="float">
            <text:p>2,00658529206619</text:p>
          </table:table-cell>
          <table:table-cell office:value-type="float" office:value="63.7899622338992" calcext:value-type="float">
            <text:p>63,78996223389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4117904867549" calcext:value-type="float">
            <text:p>1,54117904867549</text:p>
          </table:table-cell>
          <table:table-cell office:value-type="float" office:value="83.0532961825588" calcext:value-type="float">
            <text:p>83,05329618255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8736573175631" calcext:value-type="float">
            <text:p>2,08736573175631</text:p>
          </table:table-cell>
          <table:table-cell office:value-type="float" office:value="61.3213094632444" calcext:value-type="float">
            <text:p>61,32130946324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7380400347598" calcext:value-type="float">
            <text:p>1,97380400347598</text:p>
          </table:table-cell>
          <table:table-cell office:value-type="float" office:value="64.8493972930364" calcext:value-type="float">
            <text:p>64,84939729303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2369948431906" calcext:value-type="float">
            <text:p>1,72369948431906</text:p>
          </table:table-cell>
          <table:table-cell office:value-type="float" office:value="74.2588839669844" calcext:value-type="float">
            <text:p>74,25888396698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542881155878" calcext:value-type="float">
            <text:p>1,32542881155878</text:p>
          </table:table-cell>
          <table:table-cell office:value-type="float" office:value="96.572519688526" calcext:value-type="float">
            <text:p>96,5725196885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0313316593691" calcext:value-type="float">
            <text:p>1,60313316593691</text:p>
          </table:table-cell>
          <table:table-cell office:value-type="float" office:value="79.8436478763717" calcext:value-type="float">
            <text:p>79,84364787637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975456326286" calcext:value-type="float">
            <text:p>1,51975456326286</text:p>
          </table:table-cell>
          <table:table-cell office:value-type="float" office:value="84.2241261149357" calcext:value-type="float">
            <text:p>84,224126114935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288342193962" calcext:value-type="float">
            <text:p>1,58288342193962</text:p>
          </table:table-cell>
          <table:table-cell office:value-type="float" office:value="80.8650834457239" calcext:value-type="float">
            <text:p>80,86508344572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616766618223" calcext:value-type="float">
            <text:p>1,59616766618223</text:p>
          </table:table-cell>
          <table:table-cell office:value-type="float" office:value="80.1920767547905" calcext:value-type="float">
            <text:p>80,19207675479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380086219642" calcext:value-type="float">
            <text:p>1,51380086219642</text:p>
          </table:table-cell>
          <table:table-cell office:value-type="float" office:value="84.5553752785431" calcext:value-type="float">
            <text:p>84,55537527854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729450299315" calcext:value-type="float">
            <text:p>1,63729450299315</text:p>
          </table:table-cell>
          <table:table-cell office:value-type="float" office:value="78.1777497976094" calcext:value-type="float">
            <text:p>78,17774979760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324331945389" calcext:value-type="float">
            <text:p>1,45324331945389</text:p>
          </table:table-cell>
          <table:table-cell office:value-type="float" office:value="88.0788497607552" calcext:value-type="float">
            <text:p>88,07884976075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523873052575" calcext:value-type="float">
            <text:p>1,32523873052575</text:p>
          </table:table-cell>
          <table:table-cell office:value-type="float" office:value="96.5863712338226" calcext:value-type="float">
            <text:p>96,586371233822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6058484059963" calcext:value-type="float">
            <text:p>1,66058484059963</text:p>
          </table:table-cell>
          <table:table-cell office:value-type="float" office:value="77.0812769516673" calcext:value-type="float">
            <text:p>77,08127695166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02613327955242" calcext:value-type="float">
            <text:p>2,02613327955242</text:p>
          </table:table-cell>
          <table:table-cell office:value-type="float" office:value="63.1745212873042" calcext:value-type="float">
            <text:p>63,1745212873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361456566625" calcext:value-type="float">
            <text:p>1,59361456566625</text:p>
          </table:table-cell>
          <table:table-cell office:value-type="float" office:value="80.3205510025485" calcext:value-type="float">
            <text:p>80,32055100254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84118687143" calcext:value-type="float">
            <text:p>1,484118687143</text:p>
          </table:table-cell>
          <table:table-cell office:value-type="float" office:value="86.2464714640888" calcext:value-type="float">
            <text:p>86,24647146408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15459803158" calcext:value-type="float">
            <text:p>1,6815459803158</text:p>
          </table:table-cell>
          <table:table-cell office:value-type="float" office:value="76.1204281645402" calcext:value-type="float">
            <text:p>76,12042816454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120394305139" calcext:value-type="float">
            <text:p>1,42120394305139</text:p>
          </table:table-cell>
          <table:table-cell office:value-type="float" office:value="90.064484147981" calcext:value-type="float">
            <text:p>90,0644841479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8162830285447" calcext:value-type="float">
            <text:p>1,78162830285447</text:p>
          </table:table-cell>
          <table:table-cell office:value-type="float" office:value="71.8443907715892" calcext:value-type="float">
            <text:p>71,84439077158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113375489126" calcext:value-type="float">
            <text:p>1,30113375489126</text:p>
          </table:table-cell>
          <table:table-cell office:value-type="float" office:value="98.3757430923752" calcext:value-type="float">
            <text:p>98,3757430923752</text:p>
          </table:table-cell>
        </table:table-row>
      </table:table>
      <table:table table:name="Frascos33 - bignum_128_02.dat" table:style-name="ta1"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10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2922737487005" calcext:value-type="float">
            <text:p>1,32922737487005</text:p>
          </table:table-cell>
          <table:table-cell office:value-type="float" office:value="96.2965422018287" calcext:value-type="float">
            <text:p>96,29654220182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9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5918657065909" calcext:value-type="float">
            <text:p>1,55918657065909</text:p>
          </table:table-cell>
          <table:table-cell office:value-type="float" office:value="82.0940882949581" calcext:value-type="float">
            <text:p>82,09408829495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E+36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760338883065" calcext:value-type="float">
            <text:p>1,58760338883065</text:p>
          </table:table-cell>
          <table:table-cell office:value-type="float" office:value="80.6246704312455" calcext:value-type="float">
            <text:p>80,62467043124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668564024861" calcext:value-type="float">
            <text:p>1,6668564024861</text:p>
          </table:table-cell>
          <table:table-cell office:value-type="float" office:value="76.7912579686463" calcext:value-type="float">
            <text:p>76,79125796864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1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5235182284986" calcext:value-type="float">
            <text:p>1,45235182284986</text:p>
          </table:table-cell>
          <table:table-cell office:value-type="float" office:value="88.1329151698476" calcext:value-type="float">
            <text:p>88,13291516984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14245286231776" calcext:value-type="float">
            <text:p>1,14245286231776</text:p>
          </table:table-cell>
          <table:table-cell office:value-type="float" office:value="112.039633513036" calcext:value-type="float">
            <text:p>112,0396335130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26069169713502" calcext:value-type="float">
            <text:p>2,26069169713502</text:p>
          </table:table-cell>
          <table:table-cell office:value-type="float" office:value="56.619839035201" calcext:value-type="float">
            <text:p>56,6198390352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18231385227536" calcext:value-type="float">
            <text:p>1,18231385227536</text:p>
          </table:table-cell>
          <table:table-cell office:value-type="float" office:value="108.262285647473" calcext:value-type="float">
            <text:p>108,2622856474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6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1770740749524" calcext:value-type="float">
            <text:p>1,21770740749524</text:p>
          </table:table-cell>
          <table:table-cell office:value-type="float" office:value="105.115563239686" calcext:value-type="float">
            <text:p>105,1155632396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419255110181" calcext:value-type="float">
            <text:p>1,5419255110181</text:p>
          </table:table-cell>
          <table:table-cell office:value-type="float" office:value="83.0130892091436" calcext:value-type="float">
            <text:p>83,0130892091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3860851984762" calcext:value-type="float">
            <text:p>1,53860851984762</text:p>
          </table:table-cell>
          <table:table-cell office:value-type="float" office:value="83.1920520059752" calcext:value-type="float">
            <text:p>83,19205200597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1312495420217" calcext:value-type="float">
            <text:p>1,51312495420217</text:p>
          </table:table-cell>
          <table:table-cell office:value-type="float" office:value="84.593145889588" calcext:value-type="float">
            <text:p>84,59314588958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5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978166529968" calcext:value-type="float">
            <text:p>1,61978166529968</text:p>
          </table:table-cell>
          <table:table-cell office:value-type="float" office:value="79.0229959642853" calcext:value-type="float">
            <text:p>79,02299596428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80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96061835205398" calcext:value-type="float">
            <text:p>1,96061835205398</text:p>
          </table:table-cell>
          <table:table-cell office:value-type="float" office:value="65.2855257964433" calcext:value-type="float">
            <text:p>65,28552579644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3E+37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8801691960627" calcext:value-type="float">
            <text:p>1,28801691960627</text:p>
          </table:table-cell>
          <table:table-cell office:value-type="float" office:value="99.377576529917" calcext:value-type="float">
            <text:p>99,3775765299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2.13493654257034" calcext:value-type="float">
            <text:p>2,13493654257034</text:p>
          </table:table-cell>
          <table:table-cell office:value-type="float" office:value="59.9549436002887" calcext:value-type="float">
            <text:p>59,95494360028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785752204985" calcext:value-type="float">
            <text:p>1,5785752204985</text:p>
          </table:table-cell>
          <table:table-cell office:value-type="float" office:value="81.0857780724436" calcext:value-type="float">
            <text:p>81,0857780724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9932649932958" calcext:value-type="float">
            <text:p>1,69932649932958</text:p>
          </table:table-cell>
          <table:table-cell office:value-type="float" office:value="75.3239592570933" calcext:value-type="float">
            <text:p>75,3239592570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3722311067419" calcext:value-type="float">
            <text:p>1,63722311067419</text:p>
          </table:table-cell>
          <table:table-cell office:value-type="float" office:value="78.181158795939" calcext:value-type="float">
            <text:p>78,181158795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7649008355559" calcext:value-type="float">
            <text:p>1,67649008355559</text:p>
          </table:table-cell>
          <table:table-cell office:value-type="float" office:value="76.3499893351774" calcext:value-type="float">
            <text:p>76,34998933517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0700048084097" calcext:value-type="float">
            <text:p>1,20700048084097</text:p>
          </table:table-cell>
          <table:table-cell office:value-type="float" office:value="106.048010776944" calcext:value-type="float">
            <text:p>106,0480107769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0578820577209" calcext:value-type="float">
            <text:p>1,40578820577209</text:p>
          </table:table-cell>
          <table:table-cell office:value-type="float" office:value="91.0521225561851" calcext:value-type="float">
            <text:p>91,05212255618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2498698258238" calcext:value-type="float">
            <text:p>1,22498698258238</text:p>
          </table:table-cell>
          <table:table-cell office:value-type="float" office:value="104.490906287155" calcext:value-type="float">
            <text:p>104,4909062871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7721438435868" calcext:value-type="float">
            <text:p>1,37721438435868</text:p>
          </table:table-cell>
          <table:table-cell office:value-type="float" office:value="92.9412308306704" calcext:value-type="float">
            <text:p>92,94123083067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450288865555" calcext:value-type="float">
            <text:p>1,41450288865555</text:p>
          </table:table-cell>
          <table:table-cell office:value-type="float" office:value="90.4911548972943" calcext:value-type="float">
            <text:p>90,49115489729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79865203808" calcext:value-type="float">
            <text:p>1,4679865203808</text:p>
          </table:table-cell>
          <table:table-cell office:value-type="float" office:value="87.1942611344933" calcext:value-type="float">
            <text:p>87,19426113449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0533854073691" calcext:value-type="float">
            <text:p>1,70533854073691</text:p>
          </table:table-cell>
          <table:table-cell office:value-type="float" office:value="75.0584103638969" calcext:value-type="float">
            <text:p>75,05841036389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9063126197872" calcext:value-type="float">
            <text:p>1,59063126197872</text:p>
          </table:table-cell>
          <table:table-cell office:value-type="float" office:value="80.4711959708185" calcext:value-type="float">
            <text:p>80,47119597081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3156787016919" calcext:value-type="float">
            <text:p>1,43156787016919</text:p>
          </table:table-cell>
          <table:table-cell office:value-type="float" office:value="89.41245655707" calcext:value-type="float">
            <text:p>89,412456557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4887341044838" calcext:value-type="float">
            <text:p>1,74887341044838</text:p>
          </table:table-cell>
          <table:table-cell office:value-type="float" office:value="73.1899743202013" calcext:value-type="float">
            <text:p>73,18997432020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1074109091776" calcext:value-type="float">
            <text:p>1,31074109091776</text:p>
          </table:table-cell>
          <table:table-cell office:value-type="float" office:value="97.6546786294586" calcext:value-type="float">
            <text:p>97,65467862945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9286904080213" calcext:value-type="float">
            <text:p>1,39286904080213</text:p>
          </table:table-cell>
          <table:table-cell office:value-type="float" office:value="91.8966509057353" calcext:value-type="float">
            <text:p>91,89665090573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8518002925378" calcext:value-type="float">
            <text:p>1,28518002925378</text:p>
          </table:table-cell>
          <table:table-cell office:value-type="float" office:value="99.5969413517276" calcext:value-type="float">
            <text:p>99,59694135172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8269066688191" calcext:value-type="float">
            <text:p>1,68269066688191</text:p>
          </table:table-cell>
          <table:table-cell office:value-type="float" office:value="76.068645603882" calcext:value-type="float">
            <text:p>76,0686456038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1190714152162" calcext:value-type="float">
            <text:p>1,21190714152162</text:p>
          </table:table-cell>
          <table:table-cell office:value-type="float" office:value="105.618653124932" calcext:value-type="float">
            <text:p>105,6186531249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5171786237761" calcext:value-type="float">
            <text:p>1,35171786237761</text:p>
          </table:table-cell>
          <table:table-cell office:value-type="float" office:value="94.6943171815854" calcext:value-type="float">
            <text:p>94,69431718158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74402903163872" calcext:value-type="float">
            <text:p>1,74402903163872</text:p>
          </table:table-cell>
          <table:table-cell office:value-type="float" office:value="73.3932736657078" calcext:value-type="float">
            <text:p>73,39327366570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6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209096867729" calcext:value-type="float">
            <text:p>1,42209096867729</text:p>
          </table:table-cell>
          <table:table-cell office:value-type="float" office:value="90.0083066549921" calcext:value-type="float">
            <text:p>90,00830665499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2785892148413" calcext:value-type="float">
            <text:p>1,62785892148413</text:p>
          </table:table-cell>
          <table:table-cell office:value-type="float" office:value="78.6308925857663" calcext:value-type="float">
            <text:p>78,63089258576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30558809984422" calcext:value-type="float">
            <text:p>1,30558809984422</text:p>
          </table:table-cell>
          <table:table-cell office:value-type="float" office:value="98.0401092927182" calcext:value-type="float">
            <text:p>98,04010929271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27601605308572" calcext:value-type="float">
            <text:p>1,27601605308572</text:p>
          </table:table-cell>
          <table:table-cell office:value-type="float" office:value="100.312217617062" calcext:value-type="float">
            <text:p>100,3122176170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0947142437265" calcext:value-type="float">
            <text:p>1,50947142437265</text:p>
          </table:table-cell>
          <table:table-cell office:value-type="float" office:value="84.797895430977" calcext:value-type="float">
            <text:p>84,7978954309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2119099809718" calcext:value-type="float">
            <text:p>1,52119099809718</text:p>
          </table:table-cell>
          <table:table-cell office:value-type="float" office:value="84.1445947025142" calcext:value-type="float">
            <text:p>84,14459470251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432230024179" calcext:value-type="float">
            <text:p>1,46432230024179</text:p>
          </table:table-cell>
          <table:table-cell office:value-type="float" office:value="87.4124500998619" calcext:value-type="float">
            <text:p>87,41245009986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3,00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227754986339" calcext:value-type="float">
            <text:p>1,4227754986339</text:p>
          </table:table-cell>
          <table:table-cell office:value-type="float" office:value="89.9650015922411" calcext:value-type="float">
            <text:p>89,96500159224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1058821930292" calcext:value-type="float">
            <text:p>1,41058821930292</text:p>
          </table:table-cell>
          <table:table-cell office:value-type="float" office:value="90.7422862664023" calcext:value-type="float">
            <text:p>90,74228626640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7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61357368824962" calcext:value-type="float">
            <text:p>1,61357368824962</text:p>
          </table:table-cell>
          <table:table-cell office:value-type="float" office:value="79.3270248096649" calcext:value-type="float">
            <text:p>79,32702480966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23866593752" calcext:value-type="float">
            <text:p>1,523866593752</text:p>
          </table:table-cell>
          <table:table-cell office:value-type="float" office:value="83.9968541372403" calcext:value-type="float">
            <text:p>83,99685413724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1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5814832492291" calcext:value-type="float">
            <text:p>1,5814832492291</text:p>
          </table:table-cell>
          <table:table-cell office:value-type="float" office:value="80.9366776805219" calcext:value-type="float">
            <text:p>80,936677680521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4E+38</text:p>
          </table:table-cell>
          <table:table-cell office:value-type="string" calcext:value-type="string">
            <text:p>infinitos</text:p>
          </table:table-cell>
          <table:table-cell office:value-type="float" office:value="128" calcext:value-type="float">
            <text:p>128</text:p>
          </table:table-cell>
          <table:table-cell office:value-type="float" office:value="1.46017024467872" calcext:value-type="float">
            <text:p>1,46017024467872</text:p>
          </table:table-cell>
          <table:table-cell office:value-type="float" office:value="87.6610110817344" calcext:value-type="float">
            <text:p>87,6610110817344</text:p>
          </table:table-cell>
        </table:table-row>
      </table:table>
      <table:table table:name="Frascos33 - bignum_192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á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E+55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7779597130581" calcext:value-type="float">
            <text:p>2,67779597130581</text:p>
          </table:table-cell>
          <table:table-cell office:value-type="float" office:value="71.7007576594315" calcext:value-type="float">
            <text:p>71,70075765943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E+55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2244311497841" calcext:value-type="float">
            <text:p>2,12244311497841</text:p>
          </table:table-cell>
          <table:table-cell office:value-type="float" office:value="90.4617884196878" calcext:value-type="float">
            <text:p>90,4617884196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728866139728" calcext:value-type="float">
            <text:p>1,9728866139728</text:p>
          </table:table-cell>
          <table:table-cell office:value-type="float" office:value="97.3193282574763" calcext:value-type="float">
            <text:p>97,31932825747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60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0313235897697" calcext:value-type="float">
            <text:p>2,10313235897697</text:p>
          </table:table-cell>
          <table:table-cell office:value-type="float" office:value="91.2923997296085" calcext:value-type="float">
            <text:p>91,29239972960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3119903303524" calcext:value-type="float">
            <text:p>1,83119903303524</text:p>
          </table:table-cell>
          <table:table-cell office:value-type="float" office:value="104.849334526874" calcext:value-type="float">
            <text:p>104,8493345268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4224316256929" calcext:value-type="float">
            <text:p>2,54224316256929</text:p>
          </table:table-cell>
          <table:table-cell office:value-type="float" office:value="75.5238534326344" calcext:value-type="float">
            <text:p>75,52385343263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6088324888731" calcext:value-type="float">
            <text:p>2,06088324888731</text:p>
          </table:table-cell>
          <table:table-cell office:value-type="float" office:value="93.1639383762581" calcext:value-type="float">
            <text:p>93,16393837625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22603379799131" calcext:value-type="float">
            <text:p>3,22603379799131</text:p>
          </table:table-cell>
          <table:table-cell office:value-type="float" office:value="59.5158054821213" calcext:value-type="float">
            <text:p>59,51580548212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4347306642312" calcext:value-type="float">
            <text:p>2,14347306642312</text:p>
          </table:table-cell>
          <table:table-cell office:value-type="float" office:value="89.5742535829465" calcext:value-type="float">
            <text:p>89,57425358294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413468653625" calcext:value-type="float">
            <text:p>2,5413468653625</text:p>
          </table:table-cell>
          <table:table-cell office:value-type="float" office:value="75.5504896308647" calcext:value-type="float">
            <text:p>75,55048963086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2503723543621" calcext:value-type="float">
            <text:p>2,32503723543621</text:p>
          </table:table-cell>
          <table:table-cell office:value-type="float" office:value="82.5793226335053" calcext:value-type="float">
            <text:p>82,57932263350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6602574340399" calcext:value-type="float">
            <text:p>2,56602574340399</text:p>
          </table:table-cell>
          <table:table-cell office:value-type="float" office:value="74.8238791031379" calcext:value-type="float">
            <text:p>74,82387910313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232055696081" calcext:value-type="float">
            <text:p>2,47232055696081</text:p>
          </table:table-cell>
          <table:table-cell office:value-type="float" office:value="77.6598323625246" calcext:value-type="float">
            <text:p>77,65983236252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3004300672661" calcext:value-type="float">
            <text:p>2,43004300672661</text:p>
          </table:table-cell>
          <table:table-cell office:value-type="float" office:value="79.0109473241931" calcext:value-type="float">
            <text:p>79,01094732419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355799483087" calcext:value-type="float">
            <text:p>2,17355799483087</text:p>
          </table:table-cell>
          <table:table-cell office:value-type="float" office:value="88.3344269886575" calcext:value-type="float">
            <text:p>88,33442698865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7318419595687" calcext:value-type="float">
            <text:p>1,97318419595687</text:p>
          </table:table-cell>
          <table:table-cell office:value-type="float" office:value="97.3046512299335" calcext:value-type="float">
            <text:p>97,304651229933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2647315190111" calcext:value-type="float">
            <text:p>1,92647315190111</text:p>
          </table:table-cell>
          <table:table-cell office:value-type="float" office:value="99.6639895087701" calcext:value-type="float">
            <text:p>99,66398950877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4488857157246" calcext:value-type="float">
            <text:p>2,34488857157246</text:p>
          </table:table-cell>
          <table:table-cell office:value-type="float" office:value="81.8802233622753" calcext:value-type="float">
            <text:p>81,88022336227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4510245232665" calcext:value-type="float">
            <text:p>3,14510245232665</text:p>
          </table:table-cell>
          <table:table-cell office:value-type="float" office:value="61.0472958863278" calcext:value-type="float">
            <text:p>61,04729588632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7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236064460605" calcext:value-type="float">
            <text:p>2,28236064460605</text:p>
          </table:table-cell>
          <table:table-cell office:value-type="float" office:value="84.1234274056369" calcext:value-type="float">
            <text:p>84,12342740563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1833606368587" calcext:value-type="float">
            <text:p>2,31833606368587</text:p>
          </table:table-cell>
          <table:table-cell office:value-type="float" office:value="82.8180189263601" calcext:value-type="float">
            <text:p>82,81801892636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4997574256357" calcext:value-type="float">
            <text:p>2,24997574256357</text:p>
          </table:table-cell>
          <table:table-cell office:value-type="float" office:value="85.3342533289889" calcext:value-type="float">
            <text:p>85,334253328988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758297401722" calcext:value-type="float">
            <text:p>2,21758297401722</text:p>
          </table:table-cell>
          <table:table-cell office:value-type="float" office:value="86.5807513178124" calcext:value-type="float">
            <text:p>86,58075131781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120671982499" calcext:value-type="float">
            <text:p>2,09120671982499</text:p>
          </table:table-cell>
          <table:table-cell office:value-type="float" office:value="91.8130179000518" calcext:value-type="float">
            <text:p>91,813017900051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5769090637172" calcext:value-type="float">
            <text:p>2,45769090637172</text:p>
          </table:table-cell>
          <table:table-cell office:value-type="float" office:value="78.1221102711606" calcext:value-type="float">
            <text:p>78,12211027116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863973984992" calcext:value-type="float">
            <text:p>2,28863973984992</text:p>
          </table:table-cell>
          <table:table-cell office:value-type="float" office:value="83.8926269857531" calcext:value-type="float">
            <text:p>83,89262698575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6666004307588" calcext:value-type="float">
            <text:p>2,36666004307588</text:p>
          </table:table-cell>
          <table:table-cell office:value-type="float" office:value="81.1269876135076" calcext:value-type="float">
            <text:p>81,12698761350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6900322390521" calcext:value-type="float">
            <text:p>2,26900322390521</text:p>
          </table:table-cell>
          <table:table-cell office:value-type="float" office:value="84.6186545603698" calcext:value-type="float">
            <text:p>84,61865456036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845300990234" calcext:value-type="float">
            <text:p>2,8845300990234</text:p>
          </table:table-cell>
          <table:table-cell office:value-type="float" office:value="66.5619679493046" calcext:value-type="float">
            <text:p>66,56196794930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3344649786706" calcext:value-type="float">
            <text:p>3,13344649786706</text:p>
          </table:table-cell>
          <table:table-cell office:value-type="float" office:value="61.2743827382069" calcext:value-type="float">
            <text:p>61,27438273820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058473531787" calcext:value-type="float">
            <text:p>2,09058473531787</text:p>
          </table:table-cell>
          <table:table-cell office:value-type="float" office:value="91.8403338340679" calcext:value-type="float">
            <text:p>91,84033383406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6427168305308" calcext:value-type="float">
            <text:p>2,06427168305308</text:p>
          </table:table-cell>
          <table:table-cell office:value-type="float" office:value="93.0110128314265" calcext:value-type="float">
            <text:p>93,01101283142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06057905146736" calcext:value-type="float">
            <text:p>3,06057905146736</text:p>
          </table:table-cell>
          <table:table-cell office:value-type="float" office:value="62.7332268735054" calcext:value-type="float">
            <text:p>62,73322687350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6729768037785" calcext:value-type="float">
            <text:p>1,96729768037785</text:p>
          </table:table-cell>
          <table:table-cell office:value-type="float" office:value="97.5958045978703" calcext:value-type="float">
            <text:p>97,59580459787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1555608172834" calcext:value-type="float">
            <text:p>2,31555608172834</text:p>
          </table:table-cell>
          <table:table-cell office:value-type="float" office:value="82.9174475690911" calcext:value-type="float">
            <text:p>82,917447569091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38073923482521" calcext:value-type="float">
            <text:p>3,38073923482521</text:p>
          </table:table-cell>
          <table:table-cell office:value-type="float" office:value="56.7923127646746" calcext:value-type="float">
            <text:p>56,79231276467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479679974256" calcext:value-type="float">
            <text:p>2,17479679974256</text:p>
          </table:table-cell>
          <table:table-cell office:value-type="float" office:value="88.2841100477653" calcext:value-type="float">
            <text:p>88,28411004776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7994000240825" calcext:value-type="float">
            <text:p>2,07994000240825</text:p>
          </table:table-cell>
          <table:table-cell office:value-type="float" office:value="92.3103549995163" calcext:value-type="float">
            <text:p>92,31035499951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8981338259066" calcext:value-type="float">
            <text:p>2,68981338259066</text:p>
          </table:table-cell>
          <table:table-cell office:value-type="float" office:value="71.380416664846" calcext:value-type="float">
            <text:p>71,38041666484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4643013423241" calcext:value-type="float">
            <text:p>2,64643013423241</text:p>
          </table:table-cell>
          <table:table-cell office:value-type="float" office:value="72.5505644439351" calcext:value-type="float">
            <text:p>72,550564443935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097355309104" calcext:value-type="float">
            <text:p>2,47097355309104</text:p>
          </table:table-cell>
          <table:table-cell office:value-type="float" office:value="77.7021671315824" calcext:value-type="float">
            <text:p>77,70216713158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5716893118528" calcext:value-type="float">
            <text:p>2,15716893118528</text:p>
          </table:table-cell>
          <table:table-cell office:value-type="float" office:value="89.0055466794173" calcext:value-type="float">
            <text:p>89,00554667941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8862216445953" calcext:value-type="float">
            <text:p>1,98862216445953</text:p>
          </table:table-cell>
          <table:table-cell office:value-type="float" office:value="96.5492608054995" calcext:value-type="float">
            <text:p>96,54926080549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082801621742" calcext:value-type="float">
            <text:p>2,41082801621742</text:p>
          </table:table-cell>
          <table:table-cell office:value-type="float" office:value="79.6406872279705" calcext:value-type="float">
            <text:p>79,64068722797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324034895616" calcext:value-type="float">
            <text:p>2,28324034895616</text:p>
          </table:table-cell>
          <table:table-cell office:value-type="float" office:value="84.0910156864464" calcext:value-type="float">
            <text:p>84,091015686446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0430768787715" calcext:value-type="float">
            <text:p>2,30430768787715</text:p>
          </table:table-cell>
          <table:table-cell office:value-type="float" office:value="83.3222060621952" calcext:value-type="float">
            <text:p>83,32220606219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9733303060409" calcext:value-type="float">
            <text:p>2,49733303060409</text:p>
          </table:table-cell>
          <table:table-cell office:value-type="float" office:value="76.8820167943545" calcext:value-type="float">
            <text:p>76,882016794354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691297125171" calcext:value-type="float">
            <text:p>2,21691297125171</text:p>
          </table:table-cell>
          <table:table-cell office:value-type="float" office:value="86.6069180386423" calcext:value-type="float">
            <text:p>86,6069180386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8009153223036" calcext:value-type="float">
            <text:p>1,88009153223036</text:p>
          </table:table-cell>
          <table:table-cell office:value-type="float" office:value="102.122687490768" calcext:value-type="float">
            <text:p>102,1226874907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4579890689207" calcext:value-type="float">
            <text:p>2,04579890689207</text:p>
          </table:table-cell>
          <table:table-cell office:value-type="float" office:value="93.8508664527942" calcext:value-type="float">
            <text:p>93,8508664527942</text:p>
          </table:table-cell>
        </table:table-row>
      </table:table>
      <table:table table:name="Frascos33 - bignum_192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3133009937389" calcext:value-type="float">
            <text:p>2,33133009937389</text:p>
          </table:table-cell>
          <table:table-cell office:value-type="float" office:value="82.3564196471207" calcext:value-type="float">
            <text:p>82,356419647120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0479830077937" calcext:value-type="float">
            <text:p>2,40479830077937</text:p>
          </table:table-cell>
          <table:table-cell office:value-type="float" office:value="79.84037577612" calcext:value-type="float">
            <text:p>79,84037577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937971644919" calcext:value-type="float">
            <text:p>2,41937971644919</text:p>
          </table:table-cell>
          <table:table-cell office:value-type="float" office:value="79.3591839654625" calcext:value-type="float">
            <text:p>79,35918396546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056733550854" calcext:value-type="float">
            <text:p>2,5056733550854</text:p>
          </table:table-cell>
          <table:table-cell office:value-type="float" office:value="76.6261091495928" calcext:value-type="float">
            <text:p>76,62610914959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5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0748198909708" calcext:value-type="float">
            <text:p>2,30748198909708</text:p>
          </table:table-cell>
          <table:table-cell office:value-type="float" office:value="83.2075833775541" calcext:value-type="float">
            <text:p>83,20758337755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90909623046451" calcext:value-type="float">
            <text:p>2,90909623046451</text:p>
          </table:table-cell>
          <table:table-cell office:value-type="float" office:value="65.9998792715573" calcext:value-type="float">
            <text:p>65,99987927155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6403180983094" calcext:value-type="float">
            <text:p>2,66403180983094</text:p>
          </table:table-cell>
          <table:table-cell office:value-type="float" office:value="72.0712114966017" calcext:value-type="float">
            <text:p>72,07121149660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E+56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3834563710339" calcext:value-type="float">
            <text:p>2,13834563710339</text:p>
          </table:table-cell>
          <table:table-cell office:value-type="float" office:value="89.7890390910254" calcext:value-type="float">
            <text:p>89,78903909102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7527992997549" calcext:value-type="float">
            <text:p>2,27527992997549</text:p>
          </table:table-cell>
          <table:table-cell office:value-type="float" office:value="84.3852211196131" calcext:value-type="float">
            <text:p>84,38522111961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2773959636781" calcext:value-type="float">
            <text:p>2,62773959636781</text:p>
          </table:table-cell>
          <table:table-cell office:value-type="float" office:value="73.0666007641669" calcext:value-type="float">
            <text:p>73,06660076416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815260858392" calcext:value-type="float">
            <text:p>2,3815260858392</text:p>
          </table:table-cell>
          <table:table-cell office:value-type="float" office:value="80.6205739847453" calcext:value-type="float">
            <text:p>80,62057398474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8949379767545" calcext:value-type="float">
            <text:p>2,28949379767545</text:p>
          </table:table-cell>
          <table:table-cell office:value-type="float" office:value="83.8613322276477" calcext:value-type="float">
            <text:p>83,861332227647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3458448638846" calcext:value-type="float">
            <text:p>2,33458448638846</text:p>
          </table:table-cell>
          <table:table-cell office:value-type="float" office:value="82.2416156362876" calcext:value-type="float">
            <text:p>82,241615636287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1203801772471" calcext:value-type="float">
            <text:p>2,41203801772471</text:p>
          </table:table-cell>
          <table:table-cell office:value-type="float" office:value="79.6007353901972" calcext:value-type="float">
            <text:p>79,600735390197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2994824286432" calcext:value-type="float">
            <text:p>2,22994824286432</text:p>
          </table:table-cell>
          <table:table-cell office:value-type="float" office:value="86.100653059723" calcext:value-type="float">
            <text:p>86,1006530597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7833791794492" calcext:value-type="float">
            <text:p>2,17833791794492</text:p>
          </table:table-cell>
          <table:table-cell office:value-type="float" office:value="88.1405949087717" calcext:value-type="float">
            <text:p>88,14059490877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9598487660752" calcext:value-type="float">
            <text:p>2,39598487660752</text:p>
          </table:table-cell>
          <table:table-cell office:value-type="float" office:value="80.1340617274067" calcext:value-type="float">
            <text:p>80,13406172740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4597863456873" calcext:value-type="float">
            <text:p>2,84597863456873</text:p>
          </table:table-cell>
          <table:table-cell office:value-type="float" office:value="67.4636125752556" calcext:value-type="float">
            <text:p>67,46361257525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5349883727149" calcext:value-type="float">
            <text:p>2,35349883727149</text:p>
          </table:table-cell>
          <table:table-cell office:value-type="float" office:value="81.580664905955" calcext:value-type="float">
            <text:p>81,5806649059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9166495885343" calcext:value-type="float">
            <text:p>2,09166495885343</text:p>
          </table:table-cell>
          <table:table-cell office:value-type="float" office:value="91.7929036327343" calcext:value-type="float">
            <text:p>91,79290363273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559914429057" calcext:value-type="float">
            <text:p>2,21559914429057</text:p>
          </table:table-cell>
          <table:table-cell office:value-type="float" office:value="86.6582750290228" calcext:value-type="float">
            <text:p>86,65827502902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9162760396008" calcext:value-type="float">
            <text:p>2,29162760396008</text:p>
          </table:table-cell>
          <table:table-cell office:value-type="float" office:value="83.7832463128878" calcext:value-type="float">
            <text:p>83,78324631288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3.13125929421008" calcext:value-type="float">
            <text:p>3,13125929421008</text:p>
          </table:table-cell>
          <table:table-cell office:value-type="float" office:value="61.3171832671352" calcext:value-type="float">
            <text:p>61,31718326713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2992059692993" calcext:value-type="float">
            <text:p>2,22992059692993</text:p>
          </table:table-cell>
          <table:table-cell office:value-type="float" office:value="86.1017205116355" calcext:value-type="float">
            <text:p>86,10172051163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7410171779996" calcext:value-type="float">
            <text:p>2,27410171779996</text:p>
          </table:table-cell>
          <table:table-cell office:value-type="float" office:value="84.4289411054783" calcext:value-type="float">
            <text:p>84,428941105478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3127676589298" calcext:value-type="float">
            <text:p>2,23127676589298</text:p>
          </table:table-cell>
          <table:table-cell office:value-type="float" office:value="86.0493879266292" calcext:value-type="float">
            <text:p>86,049387926629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80002440513829" calcext:value-type="float">
            <text:p>2,80002440513829</text:p>
          </table:table-cell>
          <table:table-cell office:value-type="float" office:value="68.570830899782" calcext:value-type="float">
            <text:p>68,5708308997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9651332223624" calcext:value-type="float">
            <text:p>2,39651332223624</text:p>
          </table:table-cell>
          <table:table-cell office:value-type="float" office:value="80.1163916839153" calcext:value-type="float">
            <text:p>80,11639168391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6354661965902" calcext:value-type="float">
            <text:p>2,26354661965902</text:p>
          </table:table-cell>
          <table:table-cell office:value-type="float" office:value="84.8226399812005" calcext:value-type="float">
            <text:p>84,82263998120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2598256084944" calcext:value-type="float">
            <text:p>2,52598256084944</text:p>
          </table:table-cell>
          <table:table-cell office:value-type="float" office:value="76.0100259502323" calcext:value-type="float">
            <text:p>76,01002595023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4260662415286" calcext:value-type="float">
            <text:p>2,34260662415286</text:p>
          </table:table-cell>
          <table:table-cell office:value-type="float" office:value="81.9599833879201" calcext:value-type="float">
            <text:p>81,959983387920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2536666298817" calcext:value-type="float">
            <text:p>2,42536666298817</text:p>
          </table:table-cell>
          <table:table-cell office:value-type="float" office:value="79.1632881452436" calcext:value-type="float">
            <text:p>79,16328814524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728248002635" calcext:value-type="float">
            <text:p>2,4728248002635</text:p>
          </table:table-cell>
          <table:table-cell office:value-type="float" office:value="77.64399644469" calcext:value-type="float">
            <text:p>77,643996444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8901369302945" calcext:value-type="float">
            <text:p>2,48901369302945</text:p>
          </table:table-cell>
          <table:table-cell office:value-type="float" office:value="77.1389890452193" calcext:value-type="float">
            <text:p>77,138989045219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05887331257982" calcext:value-type="float">
            <text:p>2,05887331257982</text:p>
          </table:table-cell>
          <table:table-cell office:value-type="float" office:value="93.2548879170325" calcext:value-type="float">
            <text:p>93,25488791703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83218565041215" calcext:value-type="float">
            <text:p>1,83218565041215</text:p>
          </table:table-cell>
          <table:table-cell office:value-type="float" office:value="104.792873995498" calcext:value-type="float">
            <text:p>104,7928739954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70146737294906" calcext:value-type="float">
            <text:p>2,70146737294906</text:p>
          </table:table-cell>
          <table:table-cell office:value-type="float" office:value="71.0724852436042" calcext:value-type="float">
            <text:p>71,072485243604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3322588413351" calcext:value-type="float">
            <text:p>1,93322588413351</text:p>
          </table:table-cell>
          <table:table-cell office:value-type="float" office:value="99.3158645225033" calcext:value-type="float">
            <text:p>99,31586452250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21975178933258" calcext:value-type="float">
            <text:p>2,21975178933258</text:p>
          </table:table-cell>
          <table:table-cell office:value-type="float" office:value="86.4961573283513" calcext:value-type="float">
            <text:p>86,49615732835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4285108860094" calcext:value-type="float">
            <text:p>2,44285108860094</text:p>
          </table:table-cell>
          <table:table-cell office:value-type="float" office:value="78.5966860182055" calcext:value-type="float">
            <text:p>78,59668601820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2289228665744" calcext:value-type="float">
            <text:p>2,62289228665744</text:p>
          </table:table-cell>
          <table:table-cell office:value-type="float" office:value="73.2016335465612" calcext:value-type="float">
            <text:p>73,20163354656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3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67006578325517" calcext:value-type="float">
            <text:p>2,67006578325517</text:p>
          </table:table-cell>
          <table:table-cell office:value-type="float" office:value="71.9083406873691" calcext:value-type="float">
            <text:p>71,908340687369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44465539003407" calcext:value-type="float">
            <text:p>2,44465539003407</text:p>
          </table:table-cell>
          <table:table-cell office:value-type="float" office:value="78.5386769778313" calcext:value-type="float">
            <text:p>78,53867697783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36980910877811" calcext:value-type="float">
            <text:p>2,36980910877811</text:p>
          </table:table-cell>
          <table:table-cell office:value-type="float" office:value="81.0191839033804" calcext:value-type="float">
            <text:p>81,019183903380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58140293051373" calcext:value-type="float">
            <text:p>2,58140293051373</text:p>
          </table:table-cell>
          <table:table-cell office:value-type="float" office:value="74.3781599263117" calcext:value-type="float">
            <text:p>74,37815992631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9492199296685" calcext:value-type="float">
            <text:p>2,19492199296685</text:p>
          </table:table-cell>
          <table:table-cell office:value-type="float" office:value="87.4746349142347" calcext:value-type="float">
            <text:p>87,474634914234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78707587100445" calcext:value-type="float">
            <text:p>2,78707587100445</text:p>
          </table:table-cell>
          <table:table-cell office:value-type="float" office:value="68.8894055585232" calcext:value-type="float">
            <text:p>68,88940555852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9533546785908" calcext:value-type="float">
            <text:p>2,19533546785908</text:p>
          </table:table-cell>
          <table:table-cell office:value-type="float" office:value="87.4581597259215" calcext:value-type="float">
            <text:p>87,45815972592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6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2.18117708489777" calcext:value-type="float">
            <text:p>2,18117708489777</text:p>
          </table:table-cell>
          <table:table-cell office:value-type="float" office:value="88.0258651759121" calcext:value-type="float">
            <text:p>88,025865175912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2E+57</text:p>
          </table:table-cell>
          <table:table-cell office:value-type="string" calcext:value-type="string">
            <text:p>infinitos</text:p>
          </table:table-cell>
          <table:table-cell office:value-type="float" office:value="192" calcext:value-type="float">
            <text:p>192</text:p>
          </table:table-cell>
          <table:table-cell office:value-type="float" office:value="1.90193897913329" calcext:value-type="float">
            <text:p>1,90193897913329</text:p>
          </table:table-cell>
          <table:table-cell office:value-type="float" office:value="100.949610953078" calcext:value-type="float">
            <text:p>100,949610953078</text:p>
          </table:table-cell>
        </table:table-row>
      </table:table>
      <table:table table:name="Frascos33 - bignum_256_01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table:style-name="Default"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1010011101010100110110111101011111000001100011010010100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054660050995E+075" calcext:value-type="float">
            <text:p>1,05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41658701377443" calcext:value-type="float">
            <text:p>3,41658701377443</text:p>
          </table:table-cell>
          <table:table-cell office:value-type="float" office:value="74.9285760813062" calcext:value-type="float">
            <text:p>74,92857608130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01101101111000010011111011010111110010111111100001001010001111100000110001110101101010100100000110110111110111110000100001000100010010100100000110110010001010111111100111111111111000111010000001100011010010111000001000100110010011011000100010110</text:p>
          </table:table-cell>
          <table:table-cell office:value-type="float" office:value="1.83351900898702E+075" calcext:value-type="float">
            <text:p>1,83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44050819009708" calcext:value-type="float">
            <text:p>2,44050819009708</text:p>
          </table:table-cell>
          <table:table-cell office:value-type="float" office:value="104.896185572652" calcext:value-type="float">
            <text:p>104,8961855726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0110001101111001101001100111010100001101010000001111111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4.61100721503224E+075" calcext:value-type="float">
            <text:p>4,61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316764046682" calcext:value-type="float">
            <text:p>2,7316764046682</text:p>
          </table:table-cell>
          <table:table-cell office:value-type="float" office:value="93.7153462110365" calcext:value-type="float">
            <text:p>93,715346211036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10001110001110101101000101010111000010100101011111011100101110001101110111100011100000010001110100111110000101101110001110110010001011111100001100111010111011101111010001110101111011010110011111010000011000000001010001111110011101111100101000101100</text:p>
          </table:table-cell>
          <table:table-cell office:value-type="float" office:value="5.67905241128112E+075" calcext:value-type="float">
            <text:p>5,68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5615055176652" calcext:value-type="float">
            <text:p>2,75615055176652</text:p>
          </table:table-cell>
          <table:table-cell office:value-type="float" office:value="92.8831699109906" calcext:value-type="float">
            <text:p>92,88316991099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0100010001000100000000010100101101011100000100111000001111100001</text:p>
          </table:table-cell>
          <table:table-cell office:value-type="float" office:value="5.97022258294483E+075" calcext:value-type="float">
            <text:p>5,97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087384995118" calcext:value-type="float">
            <text:p>2,88087384995118</text:p>
          </table:table-cell>
          <table:table-cell office:value-type="float" office:value="88.8619263923474" calcext:value-type="float">
            <text:p>88,86192639234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1101100000101111001001101000110001001010111100011100000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6.54094918914228E+075" calcext:value-type="float">
            <text:p>6,54E+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6676306449559" calcext:value-type="float">
            <text:p>3,26676306449559</text:p>
          </table:table-cell>
          <table:table-cell office:value-type="float" office:value="78.3650344226995" calcext:value-type="float">
            <text:p>78,36503442269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1101010111010101101011100011001111000110011100000111010101000100</text:p>
          </table:table-cell>
          <table:table-cell office:value-type="float" office:value="1.6130787152557E+076" calcext:value-type="float">
            <text:p>1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869007893462" calcext:value-type="float">
            <text:p>3,2869007893462</text:p>
          </table:table-cell>
          <table:table-cell office:value-type="float" office:value="77.8849184708496" calcext:value-type="float">
            <text:p>77,88491847084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010001000101101000000001011000111101111001101111011101111011001111100110011011000110100001011000101110110100000011010101001100101000011101110101001111111100101011111000101111111110011110111101011000101010011101010011110011000011000111110111110101100</text:p>
          </table:table-cell>
          <table:table-cell office:value-type="float" office:value="1.65247961391046E+076" calcext:value-type="float">
            <text:p>1,65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2726038447223" calcext:value-type="float">
            <text:p>2,62726038447223</text:p>
          </table:table-cell>
          <table:table-cell office:value-type="float" office:value="97.4399041347496" calcext:value-type="float">
            <text:p>97,439904134749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0000101101100001000010110110100101101001111101101011101011110001</text:p>
          </table:table-cell>
          <table:table-cell office:value-type="float" office:value="1.78767437367825E+076" calcext:value-type="float">
            <text:p>1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2085636360847" calcext:value-type="float">
            <text:p>2,72085636360847</text:p>
          </table:table-cell>
          <table:table-cell office:value-type="float" office:value="94.0880244264295" calcext:value-type="float">
            <text:p>94,088024426429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011111110001001001000101011100001011100100110001010110011001110110010110111001101110000111000101011111011101110110010110010100110111010011100110010010000001000100100011001110101011111101001001101001110100011010010010010100100100000110011000010000001</text:p>
          </table:table-cell>
          <table:table-cell office:value-type="float" office:value="2.12554223963674E+076" calcext:value-type="float">
            <text:p>2,1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828294017111" calcext:value-type="float">
            <text:p>2,88828294017111</text:p>
          </table:table-cell>
          <table:table-cell office:value-type="float" office:value="88.6339757229027" calcext:value-type="float">
            <text:p>88,63397572290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01010100110011000010110010001010110000101110111000111001111100010111111010100110110101000011001010111010011000111011110001001101000000011100100010001101000111101110000001100001001001100010001011101011000011101111110111111011000111111110010100101001</text:p>
          </table:table-cell>
          <table:table-cell office:value-type="float" office:value="2.23131538911271E+076" calcext:value-type="float">
            <text:p>2,2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0232280401797" calcext:value-type="float">
            <text:p>2,60232280401797</text:p>
          </table:table-cell>
          <table:table-cell office:value-type="float" office:value="98.3736528015423" calcext:value-type="float">
            <text:p>98,37365280154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1000110010101100011110010011111110100101010000101001101111000001</text:p>
          </table:table-cell>
          <table:table-cell office:value-type="float" office:value="2.50561829755293E+076" calcext:value-type="float">
            <text:p>2,5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2343699877537" calcext:value-type="float">
            <text:p>2,82343699877537</text:p>
          </table:table-cell>
          <table:table-cell office:value-type="float" office:value="90.6696342475632" calcext:value-type="float">
            <text:p>90,669634247563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0100001111011110000010001110100000010110010100110100010001110011</text:p>
          </table:table-cell>
          <table:table-cell office:value-type="float" office:value="2.76931202300114E+076" calcext:value-type="float">
            <text:p>2,7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8892424441984" calcext:value-type="float">
            <text:p>2,88892424441984</text:p>
          </table:table-cell>
          <table:table-cell office:value-type="float" office:value="88.6143001134356" calcext:value-type="float">
            <text:p>88,61430011343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– bignum_256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1001101000001010001010010000100011110110010111000111010111011110</text:p>
          </table:table-cell>
          <table:table-cell office:value-type="float" office:value="2.82537805797558E+076" calcext:value-type="float">
            <text:p>2,8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3521289924687" calcext:value-type="float">
            <text:p>3,13521289924687</text:p>
          </table:table-cell>
          <table:table-cell office:value-type="float" office:value="81.6531470834071" calcext:value-type="float">
            <text:p>81,653147083407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00111100001011111100000100110110110100110101001011111101100110111111001010111000111111110010111111110000000000110000010000110111</text:p>
          </table:table-cell>
          <table:table-cell office:value-type="float" office:value="2.96890648990189E+076" calcext:value-type="float">
            <text:p>2,9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8597665763709" calcext:value-type="float">
            <text:p>2,98597665763709</text:p>
          </table:table-cell>
          <table:table-cell office:value-type="float" office:value="85.7340928453813" calcext:value-type="float">
            <text:p>85,73409284538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1100101011110010100010011110000110001001111100000111000100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3.03823304971925E+076" calcext:value-type="float">
            <text:p>3,04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555939318675" calcext:value-type="float">
            <text:p>2,8555939318675</text:p>
          </table:table-cell>
          <table:table-cell office:value-type="float" office:value="89.6486006442034" calcext:value-type="float">
            <text:p>89,64860064420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01111101011110101111010111111111110000000101000101100001010000000101101110011101110010101011010010011110101010111100100011010010</text:p>
          </table:table-cell>
          <table:table-cell office:value-type="float" office:value="3.17192027862612E+076" calcext:value-type="float">
            <text:p>3,1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4957881225094" calcext:value-type="float">
            <text:p>3,34957881225094</text:p>
          </table:table-cell>
          <table:table-cell office:value-type="float" office:value="76.4275195029568" calcext:value-type="float">
            <text:p>76,427519502956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011110111100101000111010011000101001011011011011110010110110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3.43162684243101E+076" calcext:value-type="float">
            <text:p>3,4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8686991082709" calcext:value-type="float">
            <text:p>2,58686991082709</text:p>
          </table:table-cell>
          <table:table-cell office:value-type="float" office:value="98.9612964024734" calcext:value-type="float">
            <text:p>98,961296402473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4.10030631193622E+076" calcext:value-type="float">
            <text:p>4,1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3903283823356" calcext:value-type="float">
            <text:p>3,73903283823356</text:p>
          </table:table-cell>
          <table:table-cell office:value-type="float" office:value="68.4669033612827" calcext:value-type="float">
            <text:p>68,4669033612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10111101100110011010000110100100001111001111100101111001001100100000001011101110110110010100011111110101101110110000101101101110000010001100110110110000010001010011110110000101110001011011010110001100101110100110111010011000100010110101011111110001</text:p>
          </table:table-cell>
          <table:table-cell office:value-type="float" office:value="4.10431507927759E+076" calcext:value-type="float">
            <text:p>4,1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175463733035" calcext:value-type="float">
            <text:p>2,71175463733035</text:p>
          </table:table-cell>
          <table:table-cell office:value-type="float" office:value="94.4038212292041" calcext:value-type="float">
            <text:p>94,403821229204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1110000000000011101100100111000011000110101101100110101100101011</text:p>
          </table:table-cell>
          <table:table-cell office:value-type="float" office:value="4.18342421534361E+076" calcext:value-type="float">
            <text:p>4,1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228877527341" calcext:value-type="float">
            <text:p>3,03228877527341</text:p>
          </table:table-cell>
          <table:table-cell office:value-type="float" office:value="84.4246768604409" calcext:value-type="float">
            <text:p>84,424676860440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10100111101100000101101100010011101010001101010100001110000100010011010001100010011001010110011110101101100100100011110010011111</text:p>
          </table:table-cell>
          <table:table-cell office:value-type="float" office:value="4.48285226493951E+076" calcext:value-type="float">
            <text:p>4,4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6321268614794" calcext:value-type="float">
            <text:p>3,66321268614794</text:p>
          </table:table-cell>
          <table:table-cell office:value-type="float" office:value="69.8840121863623" calcext:value-type="float">
            <text:p>69,884012186362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17105915612722E+076" calcext:value-type="float">
            <text:p>5,1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1948104095934" calcext:value-type="float">
            <text:p>2,61948104095934</text:p>
          </table:table-cell>
          <table:table-cell office:value-type="float" office:value="97.7292814863224" calcext:value-type="float">
            <text:p>97,72928148632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5.60748492917013E+076" calcext:value-type="float">
            <text:p>5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6958924529156" calcext:value-type="float">
            <text:p>3,86958924529156</text:p>
          </table:table-cell>
          <table:table-cell office:value-type="float" office:value="66.1568925723824" calcext:value-type="float">
            <text:p>66,156892572382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0101100001110001101010101010011001110101000111011010000100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5.67118613833596E+076" calcext:value-type="float">
            <text:p>5,67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0535236103354" calcext:value-type="float">
            <text:p>2,80535236103354</text:p>
          </table:table-cell>
          <table:table-cell office:value-type="float" office:value="91.2541339034094" calcext:value-type="float">
            <text:p>91,25413390340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10111100010001000001001100101010110000000011111101000110110111001000001100011011100101111100000011000000111011100000001001010100</text:p>
          </table:table-cell>
          <table:table-cell office:value-type="float" office:value="5.7872771327161E+076" calcext:value-type="float">
            <text:p>5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9789661204933" calcext:value-type="float">
            <text:p>3,09789661204933</text:p>
          </table:table-cell>
          <table:table-cell office:value-type="float" office:value="82.636715184194" calcext:value-type="float">
            <text:p>82,63671518419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0000000101101110010010001111010010010011111000110111011000001001100101100110111000110010010111001011000000110011011111101001111011000010001000101010000001101010101101010010000011101111011010110000111000101000000010100110000110001010100000010101111000</text:p>
          </table:table-cell>
          <table:table-cell office:value-type="float" office:value="5.79061566428025E+076" calcext:value-type="float">
            <text:p>5,7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5595018231997" calcext:value-type="float">
            <text:p>2,95595018231997</text:p>
          </table:table-cell>
          <table:table-cell office:value-type="float" office:value="86.604977827833" calcext:value-type="float">
            <text:p>86,6049778278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01000101100111010101111000000100001010101000110011110101001011110000100000100011110100000010101001111111100010110111000110111100110100110000001000110101000111011101110011111011110010000000110010100100100100100000110101010111100001011101000101010011011</text:p>
          </table:table-cell>
          <table:table-cell office:value-type="float" office:value="5.88800330692173E+076" calcext:value-type="float">
            <text:p>5,8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8314859743444" calcext:value-type="float">
            <text:p>2,78314859743444</text:p>
          </table:table-cell>
          <table:table-cell office:value-type="float" office:value="91.9821529601349" calcext:value-type="float">
            <text:p>91,98215296013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10110001100011100010000101010110011000010111001101100101100100011000101010111100000111110100100000000111000001100110000001101110</text:p>
          </table:table-cell>
          <table:table-cell office:value-type="float" office:value="6.06304269471986E+076" calcext:value-type="float">
            <text:p>6,0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788041950427" calcext:value-type="float">
            <text:p>2,91788041950427</text:p>
          </table:table-cell>
          <table:table-cell office:value-type="float" office:value="87.73491822653" calcext:value-type="float">
            <text:p>87,7349182265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0110010101101000110110000111011110111110101111000101011111010001111011100001011110001111111010011110000011010001111110100100000001010100101111001111110001110100100111011110010001101110110101101110101010110010000010001101001010100000001000101110110100010</text:p>
          </table:table-cell>
          <table:table-cell office:value-type="float" office:value="6.36296500945554E+076" calcext:value-type="float">
            <text:p>6,3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8803476817518" calcext:value-type="float">
            <text:p>2,98803476817518</text:p>
          </table:table-cell>
          <table:table-cell office:value-type="float" office:value="85.6750405740231" calcext:value-type="float">
            <text:p>85,675040574023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01100001011010001100101111100001110010000101000100000011010111010100110001011001000001101011011001101110100110001011110011100111110110110101011010111001100010011011100100110010000111000000000111010111110010011100010010101000010000001010001001010000101111</text:p>
          </table:table-cell>
          <table:table-cell office:value-type="float" office:value="6.89109210058846E+076" calcext:value-type="float">
            <text:p>6,8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3663715368359" calcext:value-type="float">
            <text:p>2,83663715368359</text:p>
          </table:table-cell>
          <table:table-cell office:value-type="float" office:value="90.2477074544287" calcext:value-type="float">
            <text:p>90,24770745442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7.45178637202337E+076" calcext:value-type="float">
            <text:p>7,45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0597585383384" calcext:value-type="float">
            <text:p>4,0597585383384</text:p>
          </table:table-cell>
          <table:table-cell office:value-type="float" office:value="63.0579374567378" calcext:value-type="float">
            <text:p>63,057937456737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0011010000101100001011000000010011010000110100000100101000110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7.53198449238038E+076" calcext:value-type="float">
            <text:p>7,53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8202560884303" calcext:value-type="float">
            <text:p>3,18202560884303</text:p>
          </table:table-cell>
          <table:table-cell office:value-type="float" office:value="80.4518980892428" calcext:value-type="float">
            <text:p>80,451898089242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7.99375352978107E+076" calcext:value-type="float">
            <text:p>7,99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9860650559274" calcext:value-type="float">
            <text:p>2,89860650559274</text:p>
          </table:table-cell>
          <table:table-cell office:value-type="float" office:value="88.3183003646955" calcext:value-type="float">
            <text:p>88,31830036469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0111011110111000000000100101110010011110101011000001010101011111</text:p>
          </table:table-cell>
          <table:table-cell office:value-type="float" office:value="8.06161963732049E+076" calcext:value-type="float">
            <text:p>8,0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0997679043147" calcext:value-type="float">
            <text:p>2,50997679043147</text:p>
          </table:table-cell>
          <table:table-cell office:value-type="float" office:value="101.992974985236" calcext:value-type="float">
            <text:p>101,9929749852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07777812187728E+076" calcext:value-type="float">
            <text:p>8,0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3144915364546" calcext:value-type="float">
            <text:p>3,53144915364546</text:p>
          </table:table-cell>
          <table:table-cell office:value-type="float" office:value="72.4914868831498" calcext:value-type="float">
            <text:p>72,49148688314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0110110101000010000011101101010001001000000011110001000010001101</text:p>
          </table:table-cell>
          <table:table-cell office:value-type="float" office:value="8.08207035218553E+076" calcext:value-type="float">
            <text:p>8,0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418249646004" calcext:value-type="float">
            <text:p>2,71418249646004</text:p>
          </table:table-cell>
          <table:table-cell office:value-type="float" office:value="94.3193762150802" calcext:value-type="float">
            <text:p>94,31937621508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1110111110001100001000100000111010101000000011101101100110111011</text:p>
          </table:table-cell>
          <table:table-cell office:value-type="float" office:value="8.14183232489541E+076" calcext:value-type="float">
            <text:p>8,14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3067243025751" calcext:value-type="float">
            <text:p>3,63067243025751</text:p>
          </table:table-cell>
          <table:table-cell office:value-type="float" office:value="70.5103544639643" calcext:value-type="float">
            <text:p>70,510354463964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0100100001111010000110100101100000110000001010111000100000110110</text:p>
          </table:table-cell>
          <table:table-cell office:value-type="float" office:value="8.18462628424012E+076" calcext:value-type="float">
            <text:p>8,18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046626566831" calcext:value-type="float">
            <text:p>2,91046626566831</text:p>
          </table:table-cell>
          <table:table-cell office:value-type="float" office:value="87.9584151239825" calcext:value-type="float">
            <text:p>87,95841512398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011111001001100110110011011001110001011111100000010101111111111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8.60752241272687E+076" calcext:value-type="float">
            <text:p>8,61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6080829533819" calcext:value-type="float">
            <text:p>2,66080829533819</text:p>
          </table:table-cell>
          <table:table-cell office:value-type="float" office:value="96.2113657148915" calcext:value-type="float">
            <text:p>96,21136571489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1001000000101001000111010100010100101101100100100001001011010101</text:p>
          </table:table-cell>
          <table:table-cell office:value-type="float" office:value="8.86188783604931E+076" calcext:value-type="float">
            <text:p>8,86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3203659014122" calcext:value-type="float">
            <text:p>2,83203659014122</text:p>
          </table:table-cell>
          <table:table-cell office:value-type="float" office:value="90.3943123090915" calcext:value-type="float">
            <text:p>90,39431230909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0010011011110000110110000110100000000011001110001101001010010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8.90457450683741E+076" calcext:value-type="float">
            <text:p>8,90E+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9317445933239" calcext:value-type="float">
            <text:p>2,89317445933239</text:p>
          </table:table-cell>
          <table:table-cell office:value-type="float" office:value="88.4841213685652" calcext:value-type="float">
            <text:p>88,484121368565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00110111100001100011000000001011101100110101010110100100011010010001011001110000001000111011111101110101010011000001001001001001</text:p>
          </table:table-cell>
          <table:table-cell office:value-type="float" office:value="1.01227090429259E+077" calcext:value-type="float">
            <text:p>1,01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4843978504822" calcext:value-type="float">
            <text:p>3,74843978504822</text:p>
          </table:table-cell>
          <table:table-cell office:value-type="float" office:value="68.2950813352085" calcext:value-type="float">
            <text:p>68,29508133520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1000111101111110011011010100101010110011100011110101110100011101</text:p>
          </table:table-cell>
          <table:table-cell office:value-type="float" office:value="1.01542595487742E+077" calcext:value-type="float">
            <text:p>1,02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23173173361547" calcext:value-type="float">
            <text:p>4,23173173361547</text:p>
          </table:table-cell>
          <table:table-cell office:value-type="float" office:value="60.4953281812317" calcext:value-type="float">
            <text:p>60,495328181231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0111010011011111110110100001001011011111010100001010010110100001</text:p>
          </table:table-cell>
          <table:table-cell office:value-type="float" office:value="1.02795336717544E+077" calcext:value-type="float">
            <text:p>1,03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4083890598784" calcext:value-type="float">
            <text:p>2,84083890598784</text:p>
          </table:table-cell>
          <table:table-cell office:value-type="float" office:value="90.1142262802762" calcext:value-type="float">
            <text:p>90,114226280276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0010000011010100111101100011110111101110110100011010011110100100010110011011001011011011111111100111011000001000111110010010000000100000100000100100001111010001010111100111001111001001001111110011101000000001001100000111011000000000010111011011001001100</text:p>
          </table:table-cell>
          <table:table-cell office:value-type="float" office:value="1.03174363361615E+077" calcext:value-type="float">
            <text:p>1,03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7474664350033" calcext:value-type="float">
            <text:p>2,97474664350033</text:p>
          </table:table-cell>
          <table:table-cell office:value-type="float" office:value="86.0577490050613" calcext:value-type="float">
            <text:p>86,057749005061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1011011101000111100110000000000110100101011111010010110110110101</text:p>
          </table:table-cell>
          <table:table-cell office:value-type="float" office:value="1.08733603831443E+077" calcext:value-type="float">
            <text:p>1,09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7463580482003" calcext:value-type="float">
            <text:p>3,77463580482003</text:p>
          </table:table-cell>
          <table:table-cell office:value-type="float" office:value="67.8211126151827" calcext:value-type="float">
            <text:p>67,82111261518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1.11390452717807E+077" calcext:value-type="float">
            <text:p>1,11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5383725400814" calcext:value-type="float">
            <text:p>3,35383725400814</text:p>
          </table:table-cell>
          <table:table-cell office:value-type="float" office:value="76.330477781549" calcext:value-type="float">
            <text:p>76,3304777815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1101100001111011000001000110000111000011000110010110100111100111</text:p>
          </table:table-cell>
          <table:table-cell office:value-type="float" office:value="1.13605814779475E+077" calcext:value-type="float">
            <text:p>1,14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8724323242996" calcext:value-type="float">
            <text:p>2,68724323242996</text:p>
          </table:table-cell>
          <table:table-cell office:value-type="float" office:value="95.2649156989449" calcext:value-type="float">
            <text:p>95,26491569894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>Frascos33 - bignum_256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0000000111101111111111011100001110000001100100000101110011000110</text:p>
          </table:table-cell>
          <table:table-cell office:value-type="float" office:value="1.14052189985714E+077" calcext:value-type="float">
            <text:p>1,14E+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0558059503288" calcext:value-type="float">
            <text:p>2,90558059503288</text:p>
          </table:table-cell>
          <table:table-cell office:value-type="float" office:value="88.1063152877722" calcext:value-type="float">
            <text:p>88,1063152877722</text:p>
          </table:table-cell>
        </table:table-row>
      </table:table>
      <table:table table:name="Frascos33 - bignum_256_02.dat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0110110101101101100010010100101010010011010010001110101100010110</text:p>
          </table:table-cell>
          <table:table-cell office:value-type="float" office:value="3.02218994820391E+075" calcext:value-type="float">
            <text:p>3,02218994820391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7148576730531" calcext:value-type="float">
            <text:p>2,97148576730531</text:p>
          </table:table-cell>
          <table:table-cell office:value-type="float" office:value="86.1521878437781" calcext:value-type="float">
            <text:p>86,1521878437781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11110111110110001100010001001110101000100011010101010011100011101000000000101011001001000111001001011000001100011110001101101011001100011001111010101100111100111110111001000111010100011101110000001010010010100000110011111001111110111011110001001</text:p>
          </table:table-cell>
          <table:table-cell office:value-type="float" office:value="3.61670209442345E+075" calcext:value-type="float">
            <text:p>3,61670209442345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3269543295959" calcext:value-type="float">
            <text:p>2,73269543295959</text:p>
          </table:table-cell>
          <table:table-cell office:value-type="float" office:value="93.6803995470305" calcext:value-type="float">
            <text:p>93,68039954703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0110101011011111010000011110110001000000010110000111010000011101</text:p>
          </table:table-cell>
          <table:table-cell office:value-type="float" office:value="3.84142536119545E+075" calcext:value-type="float">
            <text:p>3,84142536119545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28663537827686" calcext:value-type="float">
            <text:p>4,28663537827686</text:p>
          </table:table-cell>
          <table:table-cell office:value-type="float" office:value="59.7204981084505" calcext:value-type="float">
            <text:p>59,72049810845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00001100001111010101111101001110100001010101010010001000101001000001101111100111011100011011110010111010111110010010010001011100100110001111001101000110000111000011100110100100010010111001001000011101111101111100111000011000001010100101100100101</text:p>
          </table:table-cell>
          <table:table-cell office:value-type="float" office:value="4.97814455201201E+075" calcext:value-type="float">
            <text:p>4,97814455201201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92887902929687" calcext:value-type="float">
            <text:p>3,92887902929687</text:p>
          </table:table-cell>
          <table:table-cell office:value-type="float" office:value="65.1585345568186" calcext:value-type="float">
            <text:p>65,158534556818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000011111111001101010101111110100010100000011001101100000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8.15572234863579E+075" calcext:value-type="float">
            <text:p>8,15572234863579E+075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2808277153012" calcext:value-type="float">
            <text:p>3,22808277153012</text:p>
          </table:table-cell>
          <table:table-cell office:value-type="float" office:value="79.3040383777567" calcext:value-type="float">
            <text:p>79,304038377756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010000111100011100010010010001000101111010001111001100110010111000010100100100100001110110110101000001001000111000001111111111101011101101101101010011000100010101101110101100011010011010010011111010111001110000000111101011101000010111011111100111</text:p>
          </table:table-cell>
          <table:table-cell office:value-type="float" office:value="1.03200554786049E+076" calcext:value-type="float">
            <text:p>1,0320055478604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0438277648999" calcext:value-type="float">
            <text:p>3,10438277648999</text:p>
          </table:table-cell>
          <table:table-cell office:value-type="float" office:value="82.4640575700687" calcext:value-type="float">
            <text:p>82,464057570068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000001110111101101100001001111011111101010001010101100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1.1084969656764E+076" calcext:value-type="float">
            <text:p>1,108496965676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94302874983541" calcext:value-type="float">
            <text:p>3,94302874983541</text:p>
          </table:table-cell>
          <table:table-cell office:value-type="float" office:value="64.9247104806644" calcext:value-type="float">
            <text:p>64,924710480664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11111111001010000101011111011101010101111000101110100111100101011110000000100000110111101011010001010010011010110110011011010100101100101101010110100010101010011111010000010111100101101110101101001111011110101111011011001110110111010100001101010011</text:p>
          </table:table-cell>
          <table:table-cell office:value-type="float" office:value="1.49248355948623E+076" calcext:value-type="float">
            <text:p>1,4924835594862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4738936923125" calcext:value-type="float">
            <text:p>3,14738936923125</text:p>
          </table:table-cell>
          <table:table-cell office:value-type="float" office:value="81.3372512796306" calcext:value-type="float">
            <text:p>81,337251279630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00011010000110001110110100111011000100001001100110000010011100100010110110110110110001110000111011101011001011010101111000010001010110011011011111110100110000000110111110100100110100100111100000000100010100110000001000011101110010100101001000001011</text:p>
          </table:table-cell>
          <table:table-cell office:value-type="float" office:value="1.4972434064572E+076" calcext:value-type="float">
            <text:p>1,497243406457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30195963463759" calcext:value-type="float">
            <text:p>3,30195963463759</text:p>
          </table:table-cell>
          <table:table-cell office:value-type="float" office:value="77.5297182056854" calcext:value-type="float">
            <text:p>77,529718205685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01100010011111000101110000011001001110100010101010101101100100100101010100100001011110111101100000110001100111011110001111100011010111111001101101010110110101111011001011000011010010001011100101110000011110110001110011000111010000011000100010100</text:p>
          </table:table-cell>
          <table:table-cell office:value-type="float" office:value="1.59092399704706E+076" calcext:value-type="float">
            <text:p>1,5909239970470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685773194096" calcext:value-type="float">
            <text:p>2,6685773194096</text:p>
          </table:table-cell>
          <table:table-cell office:value-type="float" office:value="95.9312657489863" calcext:value-type="float">
            <text:p>95,93126574898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00010101010111101110000011111110101010001001010100101010111101111000111011010000101000110110111010000100001010100000000000000001101001101010001001000101010101100010111010110110010110111110111111101001000001000101110100001110110100010100111110111111</text:p>
          </table:table-cell>
          <table:table-cell office:value-type="float" office:value="1.63210211673613E+076" calcext:value-type="float">
            <text:p>1,6321021167361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61513856399153" calcext:value-type="float">
            <text:p>3,61513856399153</text:p>
          </table:table-cell>
          <table:table-cell office:value-type="float" office:value="70.8133299646879" calcext:value-type="float">
            <text:p>70,813329964687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1010111001101100110111110000100111010001111011010110001011010100110100111111110000101010100101001001101010010101001010100000011001111010001110000011100010001101100000111001110111111111100101111000011111111101101000010111111111011010101101111100100001</text:p>
          </table:table-cell>
          <table:table-cell office:value-type="float" office:value="2.29437478959135E+076" calcext:value-type="float">
            <text:p>2,2943747895913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46892879840515" calcext:value-type="float">
            <text:p>2,46892879840515</text:p>
          </table:table-cell>
          <table:table-cell office:value-type="float" office:value="103.688692912233" calcext:value-type="float">
            <text:p>103,6886929122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1101100011000001100100001100100100111001001111100101010010100100110001100000000011101001100110111100101110000111110111110010010010010100101001111010000001000011111111111000101010000010010101100110111101100110110001010110101101110010001011110010101101</text:p>
          </table:table-cell>
          <table:table-cell office:value-type="float" office:value="2.68614191465057E+076" calcext:value-type="float">
            <text:p>2,6861419146505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3488752957752" calcext:value-type="float">
            <text:p>3,53488752957752</text:p>
          </table:table-cell>
          <table:table-cell office:value-type="float" office:value="72.4209746018698" calcext:value-type="float">
            <text:p>72,420974601869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0100010011000100110101111000111111011101000000110100001010000010</text:p>
          </table:table-cell>
          <table:table-cell office:value-type="float" office:value="2.75756482826785E+076" calcext:value-type="float">
            <text:p>2,7575648282678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79006999039249" calcext:value-type="float">
            <text:p>4,79006999039249</text:p>
          </table:table-cell>
          <table:table-cell office:value-type="float" office:value="53.4438954991185" calcext:value-type="float">
            <text:p>53,44389549911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0111000100110101000000101100101011010110100010011111011011011001000111101010011000110000101101010110000101111010010011100101110001110100011101101011110001011111101011110000010100010111111001101101000000110001101110010110100000001110001100110001111</text:p>
          </table:table-cell>
          <table:table-cell office:value-type="float" office:value="2.79172499809497E+076" calcext:value-type="float">
            <text:p>2,7917249980949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0666982202693" calcext:value-type="float">
            <text:p>3,10666982202693</text:p>
          </table:table-cell>
          <table:table-cell office:value-type="float" office:value="82.4033497814627" calcext:value-type="float">
            <text:p>82,403349781462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0111111001110100101110011000001010111100110001001100100101101110010110000011111011110101101110010101000010010111110000000100100101101100100000011100010000010011101100001000101101101001001111101010001011111111111111001110010010000110000000010110100010</text:p>
          </table:table-cell>
          <table:table-cell office:value-type="float" office:value="2.80324842513827E+076" calcext:value-type="float">
            <text:p>2,8032484251382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91190978558278" calcext:value-type="float">
            <text:p>4,91190978558278</text:p>
          </table:table-cell>
          <table:table-cell office:value-type="float" office:value="52.1182210535299" calcext:value-type="float">
            <text:p>52,118221053529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1110010110011001011100001010110010101111000100011101111000100011100110100111001000100100110010010000101000110011100010101001010000101011010001010111010010110110110111101101110110001111110101100011011101110100100111011101010000110100010000110000000</text:p>
          </table:table-cell>
          <table:table-cell office:value-type="float" office:value="3.18647328921912E+076" calcext:value-type="float">
            <text:p>3,18647328921912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2930831492136" calcext:value-type="float">
            <text:p>2,92930831492136</text:p>
          </table:table-cell>
          <table:table-cell office:value-type="float" office:value="87.3926444328112" calcext:value-type="float">
            <text:p>87,39264443281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1000001100001011101011111001001101111000000111000111011111000010</text:p>
          </table:table-cell>
          <table:table-cell office:value-type="float" office:value="3.58362480776278E+076" calcext:value-type="float">
            <text:p>3,5836248077627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8018817169177" calcext:value-type="float">
            <text:p>3,58018817169177</text:p>
          </table:table-cell>
          <table:table-cell office:value-type="float" office:value="71.504621467712" calcext:value-type="float">
            <text:p>71,5046214677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010011100010111111001100111010010010010110011101000101101110101001101000101000101100100100101100100100110110101010101110101101000011011001000100010011110000111010100111111101111001111011110111110010011010000111100010111101011101011000000000001010110</text:p>
          </table:table-cell>
          <table:table-cell office:value-type="float" office:value="3.64613158416881E+076" calcext:value-type="float">
            <text:p>3,6461315841688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1.84897086327862" calcext:value-type="float">
            <text:p>1,84897086327862</text:p>
          </table:table-cell>
          <table:table-cell office:value-type="float" office:value="138.455399749273" calcext:value-type="float">
            <text:p>138,4553997492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10000010101111111000111101011110010101110111101110110001100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3.84563037153566E+076" calcext:value-type="float">
            <text:p>3,8456303715356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3768336313764" calcext:value-type="float">
            <text:p>2,53768336313764</text:p>
          </table:table-cell>
          <table:table-cell office:value-type="float" office:value="100.879409826558" calcext:value-type="float">
            <text:p>100,879409826558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100110001111010010101000001010000000011000011000001110101010101001100110011110001101011110101001011101001001101111011100101001001100000110100111010000110101011111010000010111011010100000011010111100000011001110111101000110010011110110111111110001001</text:p>
          </table:table-cell>
          <table:table-cell office:value-type="float" office:value="3.85347779078763E+076" calcext:value-type="float">
            <text:p>3,8534777907876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17837366188134" calcext:value-type="float">
            <text:p>4,17837366188134</text:p>
          </table:table-cell>
          <table:table-cell office:value-type="float" office:value="61.2678569979149" calcext:value-type="float">
            <text:p>61,26785699791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0001100101111000100110001100110100001000011100000001001111001111</text:p>
          </table:table-cell>
          <table:table-cell office:value-type="float" office:value="4.09119407916316E+076" calcext:value-type="float">
            <text:p>4,0911940791631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629181266462" calcext:value-type="float">
            <text:p>2,71629181266462</text:p>
          </table:table-cell>
          <table:table-cell office:value-type="float" office:value="94.246133204985" calcext:value-type="float">
            <text:p>94,24613320498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101010010001010010001011011111010101101101011011001011110010000010101011101011111001110111110001001010110001001110110110101111001100000001010010000100010100111010000111101001010001011110101011001111111010001011101000001111010110011101101010100110001</text:p>
          </table:table-cell>
          <table:table-cell office:value-type="float" office:value="4.49241370601775E+076" calcext:value-type="float">
            <text:p>4,4924137060177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4678434886143" calcext:value-type="float">
            <text:p>3,24678434886143</text:p>
          </table:table-cell>
          <table:table-cell office:value-type="float" office:value="78.8472446868155" calcext:value-type="float">
            <text:p>78,847244686815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101010111111110011100110000100110100001111111011101110110100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5.73022983882175E+076" calcext:value-type="float">
            <text:p>5,7302298388217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8900030474251" calcext:value-type="float">
            <text:p>3,88900030474251</text:p>
          </table:table-cell>
          <table:table-cell office:value-type="float" office:value="65.8266855077939" calcext:value-type="float">
            <text:p>65,8266855077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00100110011111100101010010110011110111111011010001111010011001110101101110001001100101001101110111000001001000101110001001101111111000111111111101111110011100000111001010000010100100011001001110111001010100101001010000110001101111000111111001010000011</text:p>
          </table:table-cell>
          <table:table-cell office:value-type="float" office:value="5.84401413552959E+076" calcext:value-type="float">
            <text:p>5,8440141355295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88476268015238" calcext:value-type="float">
            <text:p>3,88476268015238</text:p>
          </table:table-cell>
          <table:table-cell office:value-type="float" office:value="65.8984913822222" calcext:value-type="float">
            <text:p>65,89849138222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011110001010111101011010101110100101011011100110010111000010010010000000110010101111100010001101010110011010100000111000111100011101101010011101001100111100101111011010010001001011101111011001101100101101011110100011110111100110101111011010000101100</text:p>
          </table:table-cell>
          <table:table-cell office:value-type="float" office:value="6.10363855089639E+076" calcext:value-type="float">
            <text:p>6,10363855089639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3256296640456" calcext:value-type="float">
            <text:p>3,23256296640456</text:p>
          </table:table-cell>
          <table:table-cell office:value-type="float" office:value="79.1941263513074" calcext:value-type="float">
            <text:p>79,194126351307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1011001111011011011100101111100100100000001100010111001110101110</text:p>
          </table:table-cell>
          <table:table-cell office:value-type="float" office:value="6.14686743733764E+076" calcext:value-type="float">
            <text:p>6,1468674373376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62918391862633" calcext:value-type="float">
            <text:p>4,62918391862633</text:p>
          </table:table-cell>
          <table:table-cell office:value-type="float" office:value="55.3013240562639" calcext:value-type="float">
            <text:p>55,30132405626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000110001101011001001011010010111100101010001111011111111011000001010011101001000110001101001111101110001100110101101001110001010010011000010100100001101110010111010110101100011111001100010111011000110101011000010111000011010110001010011011110111000</text:p>
          </table:table-cell>
          <table:table-cell office:value-type="float" office:value="6.34115654681586E+076" calcext:value-type="float">
            <text:p>6,3411565468158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8223589925678" calcext:value-type="float">
            <text:p>3,18223589925678</text:p>
          </table:table-cell>
          <table:table-cell office:value-type="float" office:value="80.4465816188514" calcext:value-type="float">
            <text:p>80,4465816188514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0110110001110111110010000101011100101000010000001100010000101010011011100010101000100010000111001110100010001011111011111111100111111010010010100100100111000100101001001111110110000011110101101110101011000000101100100111001101101001000110110010101100100</text:p>
          </table:table-cell>
          <table:table-cell office:value-type="float" office:value="6.40287227619987E+076" calcext:value-type="float">
            <text:p>6,4028722761998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68155767179948" calcext:value-type="float">
            <text:p>2,68155767179948</text:p>
          </table:table-cell>
          <table:table-cell office:value-type="float" office:value="95.4669007093215" calcext:value-type="float">
            <text:p>95,46690070932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0000011010100011101111110111110011111101110100111001000000100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6.52269000324396E+076" calcext:value-type="float">
            <text:p>6,5226900032439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7728924397612" calcext:value-type="float">
            <text:p>2,77728924397612</text:p>
          </table:table-cell>
          <table:table-cell office:value-type="float" office:value="92.1762112301622" calcext:value-type="float">
            <text:p>92,176211230162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0101110010110110010010110000001000111100001110100111000100100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6.77539793164084E+076" calcext:value-type="float">
            <text:p>6,7753979316408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70965311610657" calcext:value-type="float">
            <text:p>3,70965311610657</text:p>
          </table:table-cell>
          <table:table-cell office:value-type="float" office:value="69.0091477525215" calcext:value-type="float">
            <text:p>69,009147752521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00000110100100011111101110101010110100110011001101110101101010000011110101010011010000110000000001101000010100010110010101011000111011001100101100000000111001001111001000001100101001010100011101110101000001111011101111001001000110100000111001000011110</text:p>
          </table:table-cell>
          <table:table-cell office:value-type="float" office:value="6.88444219490208E+076" calcext:value-type="float">
            <text:p>6,8844421949020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5080377256169" calcext:value-type="float">
            <text:p>2,5080377256169</text:p>
          </table:table-cell>
          <table:table-cell office:value-type="float" office:value="102.071829855363" calcext:value-type="float">
            <text:p>102,07182985536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011111101100011001010011100110001011101111111010011100000100000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7.22315025194013E+076" calcext:value-type="float">
            <text:p>7,2231502519401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913343884997" calcext:value-type="float">
            <text:p>3,0913343884997</text:p>
          </table:table-cell>
          <table:table-cell office:value-type="float" office:value="82.8121347701382" calcext:value-type="float">
            <text:p>82,812134770138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0010101011110011000010011101000011000111001011000011111000111101011101101011000110001010000111010000111010100100101011100011000100001010000101111100110000011111010110000110101110101101100000000000110001001111101110110000110000011001010000011101010011</text:p>
          </table:table-cell>
          <table:table-cell office:value-type="float" office:value="7.26735956361601E+076" calcext:value-type="float">
            <text:p>7,2673595636160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4.04707134306955" calcext:value-type="float">
            <text:p>4,04707134306955</text:p>
          </table:table-cell>
          <table:table-cell office:value-type="float" office:value="63.2556182728012" calcext:value-type="float">
            <text:p>63,255618272801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01010101001111111000111001101011010110001100101011111011100001011100010110000010000011011011110110100011100111010011111100110001111111001000100010010001010010010100011010000111001010000000101100010101110010000000100110100011011001001101000111001101010</text:p>
          </table:table-cell>
          <table:table-cell office:value-type="float" office:value="7.35750209744696E+076" calcext:value-type="float">
            <text:p>7,35750209744696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2333999924404" calcext:value-type="float">
            <text:p>2,82333999924404</text:p>
          </table:table-cell>
          <table:table-cell office:value-type="float" office:value="90.6727493212099" calcext:value-type="float">
            <text:p>90,672749321209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011001110111110000110100001011111111111000011010100011101010000011001010001011001010011101001101010101001100101110001011101110111010101100010101111100110001011100001000100000111011111100100001000001010100101010101101111000010011010001101100011100000111</text:p>
          </table:table-cell>
          <table:table-cell office:value-type="float" office:value="7.52955353123724E+076" calcext:value-type="float">
            <text:p>7,5295535312372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853640962656" calcext:value-type="float">
            <text:p>3,03853640962656</text:p>
          </table:table-cell>
          <table:table-cell office:value-type="float" office:value="84.251088513849" calcext:value-type="float">
            <text:p>84,25108851384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01111000011111000100011001111110001000010101000111011110101000001011010101010110110110111111100010001000000111111111011110011101000010001000100101111011011001001011101110000101100101011000101011101100000101011111010111100001100000001011100110010011110</text:p>
          </table:table-cell>
          <table:table-cell office:value-type="float" office:value="7.76915934803865E+076" calcext:value-type="float">
            <text:p>7,7691593480386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4059984095127" calcext:value-type="float">
            <text:p>3,04059984095127</text:p>
          </table:table-cell>
          <table:table-cell office:value-type="float" office:value="84.1939135009325" calcext:value-type="float">
            <text:p>84,193913500932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10101001111001000110101100011100110000000010101011011010000110001010100011001000110011001111111100010000110011011110010011110000001110100011000111000000000001100011011101101011000010000100110001100101101110111100111011111101100110110100111111111100011</text:p>
          </table:table-cell>
          <table:table-cell office:value-type="float" office:value="7.83899476808424E+076" calcext:value-type="float">
            <text:p>7,8389947680842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9730947542742" calcext:value-type="float">
            <text:p>3,9730947542742</text:p>
          </table:table-cell>
          <table:table-cell office:value-type="float" office:value="64.4333991089939" calcext:value-type="float">
            <text:p>64,433399108993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0110101100000000000100010010001100110010001000010101011101011110111110100011000110111010010010100110111011011000110100110110101111111101111101011001001110011101110001100010111110100100101000110010011111100110110110101010111010000110010110111111001011000</text:p>
          </table:table-cell>
          <table:table-cell office:value-type="float" office:value="7.84197549079445E+076" calcext:value-type="float">
            <text:p>7,8419754907944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6047969987519" calcext:value-type="float">
            <text:p>3,56047969987519</text:p>
          </table:table-cell>
          <table:table-cell office:value-type="float" office:value="71.9004239819073" calcext:value-type="float">
            <text:p>71,90042398190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00111001001100110010101101100001101100100011010101111000111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8.04155688812338E+076" calcext:value-type="float">
            <text:p>8,0415568881233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0514273439845" calcext:value-type="float">
            <text:p>3,20514273439845</text:p>
          </table:table-cell>
          <table:table-cell office:value-type="float" office:value="79.871637931297" calcext:value-type="float">
            <text:p>79,871637931297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11011011110010010010110001101010110101011110000010001011111100001110000001001101101000111010010011011111110101100100011101000000011001111111110111001000101000011110101110010100001101110111001110101101011000110110100010000100000110111001101001001110</text:p>
          </table:table-cell>
          <table:table-cell office:value-type="float" office:value="8.31615792464287E+076" calcext:value-type="float">
            <text:p>8,31615792464287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03974843255464" calcext:value-type="float">
            <text:p>3,03974843255464</text:p>
          </table:table-cell>
          <table:table-cell office:value-type="float" office:value="84.2174955198033" calcext:value-type="float">
            <text:p>84,217495519803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011011111101000000110000010110100000010110011110111111001011001100110100101110100100101100101111101000011000001111001101011010000011101011100000100010100110010001101101000000000010111111001000111001110001001101100010101101010110011010110111101100101101000</text:p>
          </table:table-cell>
          <table:table-cell office:value-type="float" office:value="8.31833266651723E+076" calcext:value-type="float">
            <text:p>8,31833266651723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444430771402" calcext:value-type="float">
            <text:p>2,71444430771402</text:p>
          </table:table-cell>
          <table:table-cell office:value-type="float" office:value="94.3102790035105" calcext:value-type="float">
            <text:p>94,310279003510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0001100110001001011101101111000011001010001101110001111000110011111000111111011111000001110110000100110101100101100100010111011001001101111010111100111100111011001000000011011001001001101000001001001101010100101110000001110110101100111100010110110001</text:p>
          </table:table-cell>
          <table:table-cell office:value-type="float" office:value="8.70245466179904E+076" calcext:value-type="float">
            <text:p>8,7024546617990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81660068524277" calcext:value-type="float">
            <text:p>2,81660068524277</text:p>
          </table:table-cell>
          <table:table-cell office:value-type="float" office:value="90.8897030882936" calcext:value-type="float">
            <text:p>90,889703088293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01001111001000010101100010000111110010110110110100110100101011011100010100100001110100111101101010100000011010001011011101001110100111001011111110011110110011011011010000110111010111100011011111001110110100001110001111001010111010011111011001101110010</text:p>
          </table:table-cell>
          <table:table-cell office:value-type="float" office:value="8.79625554281718E+076" calcext:value-type="float">
            <text:p>8,79625554281718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1418580126968" calcext:value-type="float">
            <text:p>2,91418580126968</text:p>
          </table:table-cell>
          <table:table-cell office:value-type="float" office:value="87.8461489615602" calcext:value-type="float">
            <text:p>87,8461489615602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0111100110010101001110100101010101101011100110100101101100000100001010000101101000010001001011111010100111001110111111000101000001000110010000111110011111000111010101100101101001000110001011000110111110001101100000001001100101011001000111110010010111</text:p>
          </table:table-cell>
          <table:table-cell office:value-type="float" office:value="8.95125920331865E+076" calcext:value-type="float">
            <text:p>8,95125920331865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0662068166168" calcext:value-type="float">
            <text:p>3,10662068166168</text:p>
          </table:table-cell>
          <table:table-cell office:value-type="float" office:value="82.4046532333873" calcext:value-type="float">
            <text:p>82,404653233387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0011011110101010101011111100101001100010100011011110011000010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8.9991414919861E+076" calcext:value-type="float">
            <text:p>8,9991414919861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55887926950329" calcext:value-type="float">
            <text:p>3,55887926950329</text:p>
          </table:table-cell>
          <table:table-cell office:value-type="float" office:value="71.9327576503403" calcext:value-type="float">
            <text:p>71,9327576503403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001101011100101001011000010010011011100110010010101101100010110011111111110101110010001111100010101111010000101000010110001001000010110000011001001000001111010010011101010011011001111001110110111000110100100000000010110110011111011110101001111101100111</text:p>
          </table:table-cell>
          <table:table-cell office:value-type="float" office:value="9.56017033442754E+076" calcext:value-type="float">
            <text:p>9,56017033442754E+076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71457023917048" calcext:value-type="float">
            <text:p>2,71457023917048</text:p>
          </table:table-cell>
          <table:table-cell office:value-type="float" office:value="94.3059038613156" calcext:value-type="float">
            <text:p>94,3059038613156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01111010011101000001110110100001011110100001001111111100101010010100101111100000100000011001010100010010010010010111001011001010100001001010011000100110101100000101011111101001101101011000101110101110001101001111010000110000011001010101010001001010111011</text:p>
          </table:table-cell>
          <table:table-cell office:value-type="float" office:value="1.00690898500668E+077" calcext:value-type="float">
            <text:p>1,00690898500668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2179215148407" calcext:value-type="float">
            <text:p>3,2179215148407</text:p>
          </table:table-cell>
          <table:table-cell office:value-type="float" office:value="79.5544573785769" calcext:value-type="float">
            <text:p>79,5544573785769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1110000000011000000000011101111111101101001000000101001010101010</text:p>
          </table:table-cell>
          <table:table-cell office:value-type="float" office:value="1.01459477333201E+077" calcext:value-type="float">
            <text:p>1,01459477333201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3.10769641677692" calcext:value-type="float">
            <text:p>3,10769641677692</text:p>
          </table:table-cell>
          <table:table-cell office:value-type="float" office:value="82.3761287035575" calcext:value-type="float">
            <text:p>82,3761287035575</text:p>
          </table:table-cell>
        </table:table-row>
        <table:table-row table:style-name="ro1">
          <table:table-cell office:value-type="string" calcext:value-type="string">
            <text:p>Frascos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0000110010010000011001011011100100001101100000001010101010011011</text:p>
          </table:table-cell>
          <table:table-cell office:value-type="float" office:value="1.13546705232486E+077" calcext:value-type="float">
            <text:p>1,13546705232486E+077</text:p>
          </table:table-cell>
          <table:table-cell office:value-type="string" calcext:value-type="string">
            <text:p>infinitos</text:p>
          </table:table-cell>
          <table:table-cell office:value-type="float" office:value="256" calcext:value-type="float">
            <text:p>256</text:p>
          </table:table-cell>
          <table:table-cell office:value-type="float" office:value="2.9979216334075" calcext:value-type="float">
            <text:p>2,9979216334075</text:p>
          </table:table-cell>
          <table:table-cell office:value-type="float" office:value="85.3924923010829" calcext:value-type="float">
            <text:p>85,3924923010829</text:p>
          </table:table-cell>
        </table:table-row>
      </table:table>
      <table:named-expressions/>
      <table:database-ranges>
        <table:database-range table:name="__Anonymous_Sheet_DB__0" table:target-range-address="'Frascos33 - bignum_32_01.dat'.A1:'Frascos33 - bignum_32_01.dat'.H51">
          <table:sort>
            <table:sort-by table:field-number="3" table:data-type="automatic"/>
          </table:sort>
        </table:database-range>
        <table:database-range table:name="__Anonymous_Sheet_DB__1" table:target-range-address="'Frascos33 - bignum_32_02.dat'.A1:'Frascos33 - bignum_32_02.dat'.H51">
          <table:sort>
            <table:sort-by table:field-number="3" table:data-type="automatic"/>
          </table:sort>
        </table:database-range>
        <table:database-range table:name="__Anonymous_Sheet_DB__2" table:target-range-address="'Frascos33 - bignum_64_01.dat'.A1:'Frascos33 - bignum_64_01.dat'.H51">
          <table:sort>
            <table:sort-by table:field-number="3" table:data-type="automatic"/>
          </table:sort>
        </table:database-range>
        <table:database-range table:name="__Anonymous_Sheet_DB__3" table:target-range-address="'Frascos33 - bignum_64_02.dat'.A1:'Frascos33 - bignum_64_02.dat'.H51">
          <table:sort>
            <table:sort-by table:field-number="3" table:data-type="automatic"/>
          </table:sort>
        </table:database-range>
        <table:database-range table:name="__Anonymous_Sheet_DB__4" table:target-range-address="'Frascos33 - bignum_128_01.dat'.A1:'Frascos33 - bignum_128_01.dat'.H51">
          <table:sort>
            <table:sort-by table:field-number="3" table:data-type="automatic"/>
          </table:sort>
        </table:database-range>
        <table:database-range table:name="__Anonymous_Sheet_DB__5" table:target-range-address="'Frascos33 - bignum_128_02.dat'.A1:'Frascos33 - bignum_128_02.dat'.H51">
          <table:sort>
            <table:sort-by table:field-number="3" table:data-type="automatic"/>
          </table:sort>
        </table:database-range>
        <table:database-range table:name="__Anonymous_Sheet_DB__6" table:target-range-address="'Frascos33 - bignum_192_01.dat'.A1:'Frascos33 - bignum_192_01.dat'.H51">
          <table:sort>
            <table:sort-by table:field-number="3" table:data-type="automatic"/>
          </table:sort>
        </table:database-range>
        <table:database-range table:name="__Anonymous_Sheet_DB__7" table:target-range-address="'Frascos33 - bignum_192_02.dat'.A1:'Frascos33 - bignum_192_02.dat'.H51">
          <table:sort>
            <table:sort-by table:field-number="3" table:data-type="automatic"/>
          </table:sort>
        </table:database-range>
        <table:database-range table:name="__Anonymous_Sheet_DB__8" table:target-range-address="'Frascos33 - bignum_256_01.dat'.A1:'Frascos33 - bignum_256_01.dat'.H51">
          <table:sort>
            <table:sort-by table:field-number="3" table:data-type="automatic"/>
          </table:sort>
        </table:database-range>
        <table:database-range table:name="__Anonymous_Sheet_DB__9" table:target-range-address="'Frascos33 - bignum_256_02.dat'.A1:'Frascos33 - bignum_256_02.dat'.H5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 style:data-style-name="N2" text:time-value="19:34:12.66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39:30.112187</meta:creation-date>
    <dc:date>2019-05-23T19:41:16.279000000</dc:date>
    <meta:generator>LibreOffice/5.3.7.2$Windows_X86_64 LibreOffice_project/6b8ed514a9f8b44d37a1b96673cbbdd077e24059</meta:generator>
    <meta:editing-cycles>15</meta:editing-cycles>
    <meta:editing-duration>PT1H19M53S</meta:editing-duration>
    <meta:document-statistic meta:table-count="10" meta:cell-count="4080" meta:object-count="0"/>
  </office:meta>
</office:document-meta>
</file>